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liban" svg:font-family="Caliban" style:font-pitch="variable"/>
    <style:font-face style:name="Coming Soon" svg:font-family="'Coming Soon'" style:font-pitch="variable"/>
    <style:font-face style:name="Lato" svg:font-family="Lato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591cm" table:align="margins"/>
    </style:style>
    <style:style style:name="Table1.A" style:family="table-column">
      <style:table-column-properties style:column-width="4.646cm" style:rel-column-width="16376*"/>
    </style:style>
    <style:style style:name="Table1.B" style:family="table-column">
      <style:table-column-properties style:column-width="4.648cm" style:rel-column-width="16383*"/>
    </style:style>
    <style:style style:name="Table1.D" style:family="table-column">
      <style:table-column-properties style:column-width="4.65cm" style:rel-column-width="16393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fo:padding="0cm" fo:border="none"/>
    </style:style>
    <style:style style:name="Table1.C1" style:family="table-cell">
      <style:table-cell-properties fo:padding="0cm" fo:border="none"/>
    </style:style>
    <style:style style:name="Table1.D1" style:family="table-cell">
      <style:table-cell-properties fo:padding="0cm" fo:border="none"/>
    </style:style>
    <style:style style:name="Table1.A2" style:family="table-cell">
      <style:table-cell-properties fo:padding="0cm" fo:border="none"/>
    </style:style>
    <style:style style:name="Table1.B2" style:family="table-cell">
      <style:table-cell-properties fo:padding="0cm" fo:border="none"/>
    </style:style>
    <style:style style:name="Table1.C2" style:family="table-cell">
      <style:table-cell-properties fo:padding="0cm" fo:border="none"/>
    </style:style>
    <style:style style:name="Table1.D2" style:family="table-cell">
      <style:table-cell-properties fo:padding="0cm" fo:border="none"/>
    </style:style>
    <style:style style:name="Table1.A3" style:family="table-cell">
      <style:table-cell-properties fo:padding="0cm" fo:border="none"/>
    </style:style>
    <style:style style:name="Table1.B3" style:family="table-cell">
      <style:table-cell-properties fo:padding="0cm" fo:border="none"/>
    </style:style>
    <style:style style:name="Table1.C3" style:family="table-cell">
      <style:table-cell-properties fo:padding="0cm" fo:border="none"/>
    </style:style>
    <style:style style:name="Table1.D3" style:family="table-cell">
      <style:table-cell-properties fo:padding="0cm" fo:border="none"/>
    </style:style>
    <style:style style:name="Taula1" style:family="table">
      <style:table-properties style:width="18.591cm" table:align="margins"/>
    </style:style>
    <style:style style:name="Taula1.A" style:family="table-column">
      <style:table-column-properties style:column-width="4.646cm" style:rel-column-width="16376*"/>
    </style:style>
    <style:style style:name="Taula1.B" style:family="table-column">
      <style:table-column-properties style:column-width="4.648cm" style:rel-column-width="16383*"/>
    </style:style>
    <style:style style:name="Taula1.D" style:family="table-column">
      <style:table-column-properties style:column-width="4.65cm" style:rel-column-width="16393*"/>
    </style:style>
    <style:style style:name="Taula1.A1" style:family="table-cell">
      <style:table-cell-properties fo:padding="0cm" fo:border="none"/>
    </style:style>
    <style:style style:name="Taula2" style:family="table">
      <style:table-properties style:width="18.591cm" table:align="margins"/>
    </style:style>
    <style:style style:name="Taula2.A" style:family="table-column">
      <style:table-column-properties style:column-width="4.646cm" style:rel-column-width="16376*"/>
    </style:style>
    <style:style style:name="Taula2.B" style:family="table-column">
      <style:table-column-properties style:column-width="4.648cm" style:rel-column-width="16383*"/>
    </style:style>
    <style:style style:name="Taula2.D" style:family="table-column">
      <style:table-column-properties style:column-width="4.65cm" style:rel-column-width="16393*"/>
    </style:style>
    <style:style style:name="Taula2.A1" style:family="table-cell">
      <style:table-cell-properties fo:padding="0cm" fo:border="none"/>
    </style:style>
    <style:style style:name="Taula3" style:family="table">
      <style:table-properties style:width="18.591cm" table:align="margins"/>
    </style:style>
    <style:style style:name="Taula3.A" style:family="table-column">
      <style:table-column-properties style:column-width="4.646cm" style:rel-column-width="16376*"/>
    </style:style>
    <style:style style:name="Taula3.B" style:family="table-column">
      <style:table-column-properties style:column-width="4.648cm" style:rel-column-width="16383*"/>
    </style:style>
    <style:style style:name="Taula3.D" style:family="table-column">
      <style:table-column-properties style:column-width="4.65cm" style:rel-column-width="16393*"/>
    </style:style>
    <style:style style:name="Taula3.A1" style:family="table-cell">
      <style:table-cell-properties fo:padding="0cm" fo:border="none"/>
    </style:style>
    <style:style style:name="Taula4" style:family="table">
      <style:table-properties style:width="18.591cm" table:align="margins"/>
    </style:style>
    <style:style style:name="Taula4.A" style:family="table-column">
      <style:table-column-properties style:column-width="4.646cm" style:rel-column-width="16376*"/>
    </style:style>
    <style:style style:name="Taula4.B" style:family="table-column">
      <style:table-column-properties style:column-width="4.648cm" style:rel-column-width="16383*"/>
    </style:style>
    <style:style style:name="Taula4.D" style:family="table-column">
      <style:table-column-properties style:column-width="4.65cm" style:rel-column-width="16393*"/>
    </style:style>
    <style:style style:name="Taula4.A1" style:family="table-cell">
      <style:table-cell-properties fo:padding="0cm" fo:border="none"/>
    </style:style>
    <style:style style:name="Taula5" style:family="table">
      <style:table-properties style:width="18.591cm" table:align="margins"/>
    </style:style>
    <style:style style:name="Taula5.A" style:family="table-column">
      <style:table-column-properties style:column-width="4.646cm" style:rel-column-width="16376*"/>
    </style:style>
    <style:style style:name="Taula5.B" style:family="table-column">
      <style:table-column-properties style:column-width="4.648cm" style:rel-column-width="16383*"/>
    </style:style>
    <style:style style:name="Taula5.D" style:family="table-column">
      <style:table-column-properties style:column-width="4.65cm" style:rel-column-width="16393*"/>
    </style:style>
    <style:style style:name="Taula5.A1" style:family="table-cell">
      <style:table-cell-properties fo:padding="0cm" fo:border="none"/>
    </style:style>
    <style:style style:name="Taula6" style:family="table">
      <style:table-properties style:width="18.591cm" table:align="margins"/>
    </style:style>
    <style:style style:name="Taula6.A" style:family="table-column">
      <style:table-column-properties style:column-width="4.646cm" style:rel-column-width="16376*"/>
    </style:style>
    <style:style style:name="Taula6.B" style:family="table-column">
      <style:table-column-properties style:column-width="4.648cm" style:rel-column-width="16383*"/>
    </style:style>
    <style:style style:name="Taula6.D" style:family="table-column">
      <style:table-column-properties style:column-width="4.65cm" style:rel-column-width="16393*"/>
    </style:style>
    <style:style style:name="Taula6.A1" style:family="table-cell">
      <style:table-cell-properties fo:padding="0cm" fo:border="none"/>
    </style:style>
    <style:style style:name="Taula7" style:family="table">
      <style:table-properties style:width="18.591cm" table:align="margins"/>
    </style:style>
    <style:style style:name="Taula7.A" style:family="table-column">
      <style:table-column-properties style:column-width="4.646cm" style:rel-column-width="16376*"/>
    </style:style>
    <style:style style:name="Taula7.B" style:family="table-column">
      <style:table-column-properties style:column-width="4.648cm" style:rel-column-width="16383*"/>
    </style:style>
    <style:style style:name="Taula7.D" style:family="table-column">
      <style:table-column-properties style:column-width="4.65cm" style:rel-column-width="16393*"/>
    </style:style>
    <style:style style:name="Taula7.A1" style:family="table-cell">
      <style:table-cell-properties fo:padding="0cm" fo:border="none"/>
    </style:style>
    <style:style style:name="Taula8" style:family="table">
      <style:table-properties style:width="18.591cm" table:align="margins"/>
    </style:style>
    <style:style style:name="Taula8.A" style:family="table-column">
      <style:table-column-properties style:column-width="4.646cm" style:rel-column-width="16376*"/>
    </style:style>
    <style:style style:name="Taula8.B" style:family="table-column">
      <style:table-column-properties style:column-width="4.648cm" style:rel-column-width="16383*"/>
    </style:style>
    <style:style style:name="Taula8.D" style:family="table-column">
      <style:table-column-properties style:column-width="4.65cm" style:rel-column-width="16393*"/>
    </style:style>
    <style:style style:name="Taula8.A1" style:family="table-cell">
      <style:table-cell-properties fo:padding="0cm" fo:border="none"/>
    </style:style>
    <style:style style:name="Taula9" style:family="table">
      <style:table-properties style:width="18.591cm" table:align="margins"/>
    </style:style>
    <style:style style:name="Taula9.A" style:family="table-column">
      <style:table-column-properties style:column-width="4.646cm" style:rel-column-width="16376*"/>
    </style:style>
    <style:style style:name="Taula9.B" style:family="table-column">
      <style:table-column-properties style:column-width="4.648cm" style:rel-column-width="16383*"/>
    </style:style>
    <style:style style:name="Taula9.D" style:family="table-column">
      <style:table-column-properties style:column-width="4.65cm" style:rel-column-width="16393*"/>
    </style:style>
    <style:style style:name="Taula9.A1" style:family="table-cell">
      <style:table-cell-properties fo:padding="0cm" fo:border="none"/>
    </style:style>
    <style:style style:name="Taula10" style:family="table">
      <style:table-properties style:width="18.591cm" table:align="margins"/>
    </style:style>
    <style:style style:name="Taula10.A" style:family="table-column">
      <style:table-column-properties style:column-width="4.646cm" style:rel-column-width="16376*"/>
    </style:style>
    <style:style style:name="Taula10.B" style:family="table-column">
      <style:table-column-properties style:column-width="4.648cm" style:rel-column-width="16383*"/>
    </style:style>
    <style:style style:name="Taula10.D" style:family="table-column">
      <style:table-column-properties style:column-width="4.65cm" style:rel-column-width="16393*"/>
    </style:style>
    <style:style style:name="Taula10.A1" style:family="table-cell">
      <style:table-cell-properties fo:padding="0cm" fo:border="none"/>
    </style:style>
    <style:style style:name="Taula11" style:family="table">
      <style:table-properties style:width="18.591cm" table:align="margins"/>
    </style:style>
    <style:style style:name="Taula11.A" style:family="table-column">
      <style:table-column-properties style:column-width="4.646cm" style:rel-column-width="16376*"/>
    </style:style>
    <style:style style:name="Taula11.B" style:family="table-column">
      <style:table-column-properties style:column-width="4.648cm" style:rel-column-width="16383*"/>
    </style:style>
    <style:style style:name="Taula11.D" style:family="table-column">
      <style:table-column-properties style:column-width="4.65cm" style:rel-column-width="16393*"/>
    </style:style>
    <style:style style:name="Taula11.A1" style:family="table-cell">
      <style:table-cell-properties fo:padding="0cm" fo:border="none"/>
    </style:style>
    <style:style style:name="Taula12" style:family="table">
      <style:table-properties style:width="18.591cm" table:align="margins"/>
    </style:style>
    <style:style style:name="Taula12.A" style:family="table-column">
      <style:table-column-properties style:column-width="4.646cm" style:rel-column-width="16376*"/>
    </style:style>
    <style:style style:name="Taula12.B" style:family="table-column">
      <style:table-column-properties style:column-width="4.648cm" style:rel-column-width="16383*"/>
    </style:style>
    <style:style style:name="Taula12.D" style:family="table-column">
      <style:table-column-properties style:column-width="4.65cm" style:rel-column-width="16393*"/>
    </style:style>
    <style:style style:name="Taula12.A1" style:family="table-cell">
      <style:table-cell-properties fo:padding="0cm" fo:border="none"/>
    </style:style>
    <style:style style:name="Taula13" style:family="table">
      <style:table-properties style:width="18.591cm" table:align="margins"/>
    </style:style>
    <style:style style:name="Taula13.A" style:family="table-column">
      <style:table-column-properties style:column-width="4.646cm" style:rel-column-width="16376*"/>
    </style:style>
    <style:style style:name="Taula13.B" style:family="table-column">
      <style:table-column-properties style:column-width="4.648cm" style:rel-column-width="16383*"/>
    </style:style>
    <style:style style:name="Taula13.D" style:family="table-column">
      <style:table-column-properties style:column-width="4.65cm" style:rel-column-width="16393*"/>
    </style:style>
    <style:style style:name="Taula13.A1" style:family="table-cell">
      <style:table-cell-properties fo:padding="0cm" fo:border="none"/>
    </style:style>
    <style:style style:name="Taula14" style:family="table">
      <style:table-properties style:width="18.591cm" table:align="margins"/>
    </style:style>
    <style:style style:name="Taula14.A" style:family="table-column">
      <style:table-column-properties style:column-width="4.646cm" style:rel-column-width="16376*"/>
    </style:style>
    <style:style style:name="Taula14.B" style:family="table-column">
      <style:table-column-properties style:column-width="4.648cm" style:rel-column-width="16383*"/>
    </style:style>
    <style:style style:name="Taula14.D" style:family="table-column">
      <style:table-column-properties style:column-width="4.65cm" style:rel-column-width="16393*"/>
    </style:style>
    <style:style style:name="Taula14.A1" style:family="table-cell">
      <style:table-cell-properties fo:padding="0cm" fo:border="none"/>
    </style:style>
    <style:style style:name="Taula15" style:family="table">
      <style:table-properties style:width="18.591cm" table:align="margins"/>
    </style:style>
    <style:style style:name="Taula15.A" style:family="table-column">
      <style:table-column-properties style:column-width="4.646cm" style:rel-column-width="16376*"/>
    </style:style>
    <style:style style:name="Taula15.B" style:family="table-column">
      <style:table-column-properties style:column-width="4.648cm" style:rel-column-width="16383*"/>
    </style:style>
    <style:style style:name="Taula15.D" style:family="table-column">
      <style:table-column-properties style:column-width="4.65cm" style:rel-column-width="16393*"/>
    </style:style>
    <style:style style:name="Taula15.A1" style:family="table-cell">
      <style:table-cell-properties fo:padding="0cm" fo:border="none"/>
    </style:style>
    <style:style style:name="Taula16" style:family="table">
      <style:table-properties style:width="18.591cm" table:align="margins"/>
    </style:style>
    <style:style style:name="Taula16.A" style:family="table-column">
      <style:table-column-properties style:column-width="4.646cm" style:rel-column-width="16376*"/>
    </style:style>
    <style:style style:name="Taula16.B" style:family="table-column">
      <style:table-column-properties style:column-width="4.648cm" style:rel-column-width="16383*"/>
    </style:style>
    <style:style style:name="Taula16.D" style:family="table-column">
      <style:table-column-properties style:column-width="4.65cm" style:rel-column-width="16393*"/>
    </style:style>
    <style:style style:name="Taula16.A1" style:family="table-cell">
      <style:table-cell-properties fo:padding="0cm" fo:border="none"/>
    </style:style>
    <style:style style:name="Taula17" style:family="table">
      <style:table-properties style:width="18.591cm" table:align="margins"/>
    </style:style>
    <style:style style:name="Taula17.A" style:family="table-column">
      <style:table-column-properties style:column-width="4.646cm" style:rel-column-width="16376*"/>
    </style:style>
    <style:style style:name="Taula17.B" style:family="table-column">
      <style:table-column-properties style:column-width="4.648cm" style:rel-column-width="16383*"/>
    </style:style>
    <style:style style:name="Taula17.D" style:family="table-column">
      <style:table-column-properties style:column-width="4.65cm" style:rel-column-width="16393*"/>
    </style:style>
    <style:style style:name="Taula17.A1" style:family="table-cell">
      <style:table-cell-properties fo:padding="0cm" fo:border="none"/>
    </style:style>
    <style:style style:name="Taula18" style:family="table">
      <style:table-properties style:width="18.591cm" table:align="margins"/>
    </style:style>
    <style:style style:name="Taula18.A" style:family="table-column">
      <style:table-column-properties style:column-width="4.646cm" style:rel-column-width="16376*"/>
    </style:style>
    <style:style style:name="Taula18.B" style:family="table-column">
      <style:table-column-properties style:column-width="4.648cm" style:rel-column-width="16383*"/>
    </style:style>
    <style:style style:name="Taula18.D" style:family="table-column">
      <style:table-column-properties style:column-width="4.65cm" style:rel-column-width="16393*"/>
    </style:style>
    <style:style style:name="Taula18.A1" style:family="table-cell">
      <style:table-cell-properties fo:padding="0cm" fo:border="none"/>
    </style:style>
    <style:style style:name="Taula19" style:family="table">
      <style:table-properties style:width="18.591cm" table:align="margins"/>
    </style:style>
    <style:style style:name="Taula19.A" style:family="table-column">
      <style:table-column-properties style:column-width="4.644cm" style:rel-column-width="16369*"/>
    </style:style>
    <style:style style:name="Taula19.B" style:family="table-column">
      <style:table-column-properties style:column-width="4.648cm" style:rel-column-width="16383*"/>
    </style:style>
    <style:style style:name="Taula19.D" style:family="table-column">
      <style:table-column-properties style:column-width="4.653cm" style:rel-column-width="16400*"/>
    </style:style>
    <style:style style:name="Taula19.A1" style:family="table-cell">
      <style:table-cell-properties fo:padding="0cm" fo:border="none"/>
    </style:style>
    <style:style style:name="Taula20" style:family="table">
      <style:table-properties style:width="18.591cm" table:align="margins"/>
    </style:style>
    <style:style style:name="Taula20.A" style:family="table-column">
      <style:table-column-properties style:column-width="4.644cm" style:rel-column-width="16369*"/>
    </style:style>
    <style:style style:name="Taula20.B" style:family="table-column">
      <style:table-column-properties style:column-width="4.648cm" style:rel-column-width="16383*"/>
    </style:style>
    <style:style style:name="Taula20.D" style:family="table-column">
      <style:table-column-properties style:column-width="4.653cm" style:rel-column-width="16400*"/>
    </style:style>
    <style:style style:name="Taula20.A1" style:family="table-cell">
      <style:table-cell-properties fo:padding="0cm" fo:border="none"/>
    </style:style>
    <style:style style:name="Taula21" style:family="table">
      <style:table-properties style:width="18.591cm" table:align="margins"/>
    </style:style>
    <style:style style:name="Taula21.A" style:family="table-column">
      <style:table-column-properties style:column-width="4.644cm" style:rel-column-width="16369*"/>
    </style:style>
    <style:style style:name="Taula21.B" style:family="table-column">
      <style:table-column-properties style:column-width="4.648cm" style:rel-column-width="16383*"/>
    </style:style>
    <style:style style:name="Taula21.D" style:family="table-column">
      <style:table-column-properties style:column-width="4.653cm" style:rel-column-width="16400*"/>
    </style:style>
    <style:style style:name="Taula21.A1" style:family="table-cell">
      <style:table-cell-properties fo:padding="0cm" fo:border="none"/>
    </style:style>
    <style:style style:name="Taula22" style:family="table">
      <style:table-properties style:width="18.591cm" table:align="margins"/>
    </style:style>
    <style:style style:name="Taula22.A" style:family="table-column">
      <style:table-column-properties style:column-width="4.644cm" style:rel-column-width="16369*"/>
    </style:style>
    <style:style style:name="Taula22.B" style:family="table-column">
      <style:table-column-properties style:column-width="4.648cm" style:rel-column-width="16383*"/>
    </style:style>
    <style:style style:name="Taula22.D" style:family="table-column">
      <style:table-column-properties style:column-width="4.653cm" style:rel-column-width="16400*"/>
    </style:style>
    <style:style style:name="Taula22.A1" style:family="table-cell">
      <style:table-cell-properties fo:padding="0cm" fo:border="none"/>
    </style:style>
    <style:style style:name="Taula23" style:family="table">
      <style:table-properties style:width="18.591cm" table:align="margins"/>
    </style:style>
    <style:style style:name="Taula23.A" style:family="table-column">
      <style:table-column-properties style:column-width="4.644cm" style:rel-column-width="16369*"/>
    </style:style>
    <style:style style:name="Taula23.B" style:family="table-column">
      <style:table-column-properties style:column-width="4.648cm" style:rel-column-width="16383*"/>
    </style:style>
    <style:style style:name="Taula23.D" style:family="table-column">
      <style:table-column-properties style:column-width="4.653cm" style:rel-column-width="16400*"/>
    </style:style>
    <style:style style:name="Taula23.A1" style:family="table-cell">
      <style:table-cell-properties fo:padding="0cm" fo:border="none"/>
    </style:style>
    <style:style style:name="Taula24" style:family="table">
      <style:table-properties style:width="18.591cm" table:align="margins"/>
    </style:style>
    <style:style style:name="Taula24.A" style:family="table-column">
      <style:table-column-properties style:column-width="4.644cm" style:rel-column-width="16369*"/>
    </style:style>
    <style:style style:name="Taula24.B" style:family="table-column">
      <style:table-column-properties style:column-width="4.648cm" style:rel-column-width="16383*"/>
    </style:style>
    <style:style style:name="Taula24.D" style:family="table-column">
      <style:table-column-properties style:column-width="4.653cm" style:rel-column-width="16400*"/>
    </style:style>
    <style:style style:name="Taula24.A1" style:family="table-cell">
      <style:table-cell-properties fo:padding="0cm" fo:border="none"/>
    </style:style>
    <style:style style:name="Taula25" style:family="table">
      <style:table-properties style:width="18.591cm" table:align="margins"/>
    </style:style>
    <style:style style:name="Taula25.A" style:family="table-column">
      <style:table-column-properties style:column-width="4.644cm" style:rel-column-width="16369*"/>
    </style:style>
    <style:style style:name="Taula25.B" style:family="table-column">
      <style:table-column-properties style:column-width="4.648cm" style:rel-column-width="16383*"/>
    </style:style>
    <style:style style:name="Taula25.D" style:family="table-column">
      <style:table-column-properties style:column-width="4.653cm" style:rel-column-width="16400*"/>
    </style:style>
    <style:style style:name="Taula25.A1" style:family="table-cell">
      <style:table-cell-properties fo:padding="0cm" fo:border="none"/>
    </style:style>
    <style:style style:name="Taula26" style:family="table">
      <style:table-properties style:width="18.591cm" table:align="margins"/>
    </style:style>
    <style:style style:name="Taula26.A" style:family="table-column">
      <style:table-column-properties style:column-width="4.644cm" style:rel-column-width="16369*"/>
    </style:style>
    <style:style style:name="Taula26.B" style:family="table-column">
      <style:table-column-properties style:column-width="4.648cm" style:rel-column-width="16383*"/>
    </style:style>
    <style:style style:name="Taula26.D" style:family="table-column">
      <style:table-column-properties style:column-width="4.653cm" style:rel-column-width="16400*"/>
    </style:style>
    <style:style style:name="Taula26.A1" style:family="table-cell">
      <style:table-cell-properties fo:padding="0cm" fo:border="none"/>
    </style:style>
    <style:style style:name="Taula27" style:family="table">
      <style:table-properties style:width="18.591cm" table:align="margins"/>
    </style:style>
    <style:style style:name="Taula27.A" style:family="table-column">
      <style:table-column-properties style:column-width="4.644cm" style:rel-column-width="16369*"/>
    </style:style>
    <style:style style:name="Taula27.B" style:family="table-column">
      <style:table-column-properties style:column-width="4.648cm" style:rel-column-width="16383*"/>
    </style:style>
    <style:style style:name="Taula27.D" style:family="table-column">
      <style:table-column-properties style:column-width="4.653cm" style:rel-column-width="16400*"/>
    </style:style>
    <style:style style:name="Taula27.A1" style:family="table-cell">
      <style:table-cell-properties fo:padding="0cm" fo:border="none"/>
    </style:style>
    <style:style style:name="Taula28" style:family="table">
      <style:table-properties style:width="18.591cm" table:align="margins"/>
    </style:style>
    <style:style style:name="Taula28.A" style:family="table-column">
      <style:table-column-properties style:column-width="4.644cm" style:rel-column-width="16369*"/>
    </style:style>
    <style:style style:name="Taula28.B" style:family="table-column">
      <style:table-column-properties style:column-width="4.648cm" style:rel-column-width="16383*"/>
    </style:style>
    <style:style style:name="Taula28.D" style:family="table-column">
      <style:table-column-properties style:column-width="4.653cm" style:rel-column-width="16400*"/>
    </style:style>
    <style:style style:name="Taula28.A1" style:family="table-cell">
      <style:table-cell-properties fo:padding="0cm" fo:border="none"/>
    </style:style>
    <style:style style:name="Taula29" style:family="table">
      <style:table-properties style:width="18.591cm" table:align="margins"/>
    </style:style>
    <style:style style:name="Taula29.A" style:family="table-column">
      <style:table-column-properties style:column-width="4.644cm" style:rel-column-width="16369*"/>
    </style:style>
    <style:style style:name="Taula29.B" style:family="table-column">
      <style:table-column-properties style:column-width="4.648cm" style:rel-column-width="16383*"/>
    </style:style>
    <style:style style:name="Taula29.D" style:family="table-column">
      <style:table-column-properties style:column-width="4.653cm" style:rel-column-width="16400*"/>
    </style:style>
    <style:style style:name="Taula29.A1" style:family="table-cell">
      <style:table-cell-properties fo:padding="0cm" fo:border="none"/>
    </style:style>
    <style:style style:name="Taula30" style:family="table">
      <style:table-properties style:width="18.591cm" table:align="margins"/>
    </style:style>
    <style:style style:name="Taula30.A" style:family="table-column">
      <style:table-column-properties style:column-width="4.644cm" style:rel-column-width="16369*"/>
    </style:style>
    <style:style style:name="Taula30.B" style:family="table-column">
      <style:table-column-properties style:column-width="4.648cm" style:rel-column-width="16383*"/>
    </style:style>
    <style:style style:name="Taula30.D" style:family="table-column">
      <style:table-column-properties style:column-width="4.653cm" style:rel-column-width="16400*"/>
    </style:style>
    <style:style style:name="Taula30.A1" style:family="table-cell">
      <style:table-cell-properties fo:padding="0cm" fo:border="none"/>
    </style:style>
    <style:style style:name="Taula31" style:family="table">
      <style:table-properties style:width="18.591cm" table:align="margins"/>
    </style:style>
    <style:style style:name="Taula31.A" style:family="table-column">
      <style:table-column-properties style:column-width="4.644cm" style:rel-column-width="16369*"/>
    </style:style>
    <style:style style:name="Taula31.B" style:family="table-column">
      <style:table-column-properties style:column-width="4.648cm" style:rel-column-width="16383*"/>
    </style:style>
    <style:style style:name="Taula31.D" style:family="table-column">
      <style:table-column-properties style:column-width="4.653cm" style:rel-column-width="16400*"/>
    </style:style>
    <style:style style:name="Taula31.A1" style:family="table-cell">
      <style:table-cell-properties fo:padding="0cm" fo:border="none"/>
    </style:style>
    <style:style style:name="Taula32" style:family="table">
      <style:table-properties style:width="18.591cm" table:align="margins"/>
    </style:style>
    <style:style style:name="Taula32.A" style:family="table-column">
      <style:table-column-properties style:column-width="4.644cm" style:rel-column-width="16369*"/>
    </style:style>
    <style:style style:name="Taula32.B" style:family="table-column">
      <style:table-column-properties style:column-width="4.648cm" style:rel-column-width="16383*"/>
    </style:style>
    <style:style style:name="Taula32.D" style:family="table-column">
      <style:table-column-properties style:column-width="4.653cm" style:rel-column-width="16400*"/>
    </style:style>
    <style:style style:name="Taula32.A1" style:family="table-cell">
      <style:table-cell-properties fo:padding="0cm" fo:border="none"/>
    </style:style>
    <style:style style:name="Taula33" style:family="table">
      <style:table-properties style:width="18.591cm" table:align="margins"/>
    </style:style>
    <style:style style:name="Taula33.A" style:family="table-column">
      <style:table-column-properties style:column-width="4.644cm" style:rel-column-width="16369*"/>
    </style:style>
    <style:style style:name="Taula33.B" style:family="table-column">
      <style:table-column-properties style:column-width="4.648cm" style:rel-column-width="16383*"/>
    </style:style>
    <style:style style:name="Taula33.D" style:family="table-column">
      <style:table-column-properties style:column-width="4.653cm" style:rel-column-width="16400*"/>
    </style:style>
    <style:style style:name="Taula33.A1" style:family="table-cell">
      <style:table-cell-properties fo:padding="0cm" fo:border="none"/>
    </style:style>
    <style:style style:name="Taula34" style:family="table">
      <style:table-properties style:width="18.591cm" table:align="margins"/>
    </style:style>
    <style:style style:name="Taula34.A" style:family="table-column">
      <style:table-column-properties style:column-width="4.644cm" style:rel-column-width="16369*"/>
    </style:style>
    <style:style style:name="Taula34.B" style:family="table-column">
      <style:table-column-properties style:column-width="4.648cm" style:rel-column-width="16383*"/>
    </style:style>
    <style:style style:name="Taula34.D" style:family="table-column">
      <style:table-column-properties style:column-width="4.653cm" style:rel-column-width="16400*"/>
    </style:style>
    <style:style style:name="Taula34.A1" style:family="table-cell">
      <style:table-cell-properties fo:padding="0cm" fo:border="none"/>
    </style:style>
    <style:style style:name="Taula35" style:family="table">
      <style:table-properties style:width="18.591cm" table:align="margins"/>
    </style:style>
    <style:style style:name="Taula35.A" style:family="table-column">
      <style:table-column-properties style:column-width="4.644cm" style:rel-column-width="16369*"/>
    </style:style>
    <style:style style:name="Taula35.B" style:family="table-column">
      <style:table-column-properties style:column-width="4.648cm" style:rel-column-width="16383*"/>
    </style:style>
    <style:style style:name="Taula35.D" style:family="table-column">
      <style:table-column-properties style:column-width="4.653cm" style:rel-column-width="16400*"/>
    </style:style>
    <style:style style:name="Taula35.A1" style:family="table-cell">
      <style:table-cell-properties fo:padding="0cm" fo:border="none"/>
    </style:style>
    <style:style style:name="Taula36" style:family="table">
      <style:table-properties style:width="18.591cm" table:align="margins"/>
    </style:style>
    <style:style style:name="Taula36.A" style:family="table-column">
      <style:table-column-properties style:column-width="4.644cm" style:rel-column-width="16369*"/>
    </style:style>
    <style:style style:name="Taula36.B" style:family="table-column">
      <style:table-column-properties style:column-width="4.648cm" style:rel-column-width="16383*"/>
    </style:style>
    <style:style style:name="Taula36.D" style:family="table-column">
      <style:table-column-properties style:column-width="4.653cm" style:rel-column-width="16400*"/>
    </style:style>
    <style:style style:name="Taula36.A1" style:family="table-cell">
      <style:table-cell-properties fo:padding="0cm" fo:border="none"/>
    </style:style>
    <style:style style:name="Taula37" style:family="table">
      <style:table-properties style:width="18.591cm" table:align="margins"/>
    </style:style>
    <style:style style:name="Taula37.A" style:family="table-column">
      <style:table-column-properties style:column-width="4.644cm" style:rel-column-width="16369*"/>
    </style:style>
    <style:style style:name="Taula37.B" style:family="table-column">
      <style:table-column-properties style:column-width="4.648cm" style:rel-column-width="16383*"/>
    </style:style>
    <style:style style:name="Taula37.D" style:family="table-column">
      <style:table-column-properties style:column-width="4.653cm" style:rel-column-width="16400*"/>
    </style:style>
    <style:style style:name="Taula37.A1" style:family="table-cell">
      <style:table-cell-properties fo:padding="0cm" fo:border="none"/>
    </style:style>
    <style:style style:name="Taula38" style:family="table">
      <style:table-properties style:width="18.591cm" table:align="margins"/>
    </style:style>
    <style:style style:name="Taula38.A" style:family="table-column">
      <style:table-column-properties style:column-width="4.644cm" style:rel-column-width="16369*"/>
    </style:style>
    <style:style style:name="Taula38.B" style:family="table-column">
      <style:table-column-properties style:column-width="4.648cm" style:rel-column-width="16383*"/>
    </style:style>
    <style:style style:name="Taula38.D" style:family="table-column">
      <style:table-column-properties style:column-width="4.653cm" style:rel-column-width="16400*"/>
    </style:style>
    <style:style style:name="Taula38.A1" style:family="table-cell">
      <style:table-cell-properties fo:padding="0cm" fo:border="none"/>
    </style:style>
    <style:style style:name="Taula39" style:family="table">
      <style:table-properties style:width="18.591cm" table:align="margins"/>
    </style:style>
    <style:style style:name="Taula39.A" style:family="table-column">
      <style:table-column-properties style:column-width="4.644cm" style:rel-column-width="16369*"/>
    </style:style>
    <style:style style:name="Taula39.B" style:family="table-column">
      <style:table-column-properties style:column-width="4.648cm" style:rel-column-width="16383*"/>
    </style:style>
    <style:style style:name="Taula39.D" style:family="table-column">
      <style:table-column-properties style:column-width="4.653cm" style:rel-column-width="16400*"/>
    </style:style>
    <style:style style:name="Taula39.A1" style:family="table-cell">
      <style:table-cell-properties fo:padding="0cm" fo:border="none"/>
    </style:style>
    <style:style style:name="Taula40" style:family="table">
      <style:table-properties style:width="18.591cm" table:align="margins"/>
    </style:style>
    <style:style style:name="Taula40.A" style:family="table-column">
      <style:table-column-properties style:column-width="4.644cm" style:rel-column-width="16369*"/>
    </style:style>
    <style:style style:name="Taula40.B" style:family="table-column">
      <style:table-column-properties style:column-width="4.648cm" style:rel-column-width="16383*"/>
    </style:style>
    <style:style style:name="Taula40.D" style:family="table-column">
      <style:table-column-properties style:column-width="4.653cm" style:rel-column-width="16400*"/>
    </style:style>
    <style:style style:name="Taula40.A1" style:family="table-cell">
      <style:table-cell-properties fo:padding="0cm" fo:border="none"/>
    </style:style>
    <style:style style:name="Taula41" style:family="table">
      <style:table-properties style:width="18.591cm" table:align="margins"/>
    </style:style>
    <style:style style:name="Taula41.A" style:family="table-column">
      <style:table-column-properties style:column-width="4.644cm" style:rel-column-width="16369*"/>
    </style:style>
    <style:style style:name="Taula41.B" style:family="table-column">
      <style:table-column-properties style:column-width="4.648cm" style:rel-column-width="16383*"/>
    </style:style>
    <style:style style:name="Taula41.D" style:family="table-column">
      <style:table-column-properties style:column-width="4.653cm" style:rel-column-width="16400*"/>
    </style:style>
    <style:style style:name="Taula41.A1" style:family="table-cell">
      <style:table-cell-properties fo:padding="0cm" fo:border="none"/>
    </style:style>
    <style:style style:name="Taula42" style:family="table">
      <style:table-properties style:width="18.591cm" table:align="margins"/>
    </style:style>
    <style:style style:name="Taula42.A" style:family="table-column">
      <style:table-column-properties style:column-width="4.644cm" style:rel-column-width="16369*"/>
    </style:style>
    <style:style style:name="Taula42.B" style:family="table-column">
      <style:table-column-properties style:column-width="4.648cm" style:rel-column-width="16383*"/>
    </style:style>
    <style:style style:name="Taula42.D" style:family="table-column">
      <style:table-column-properties style:column-width="4.653cm" style:rel-column-width="16400*"/>
    </style:style>
    <style:style style:name="Taula42.A1" style:family="table-cell">
      <style:table-cell-properties fo:padding="0cm" fo:border="none"/>
    </style:style>
    <style:style style:name="Taula43" style:family="table">
      <style:table-properties style:width="18.591cm" table:align="margins"/>
    </style:style>
    <style:style style:name="Taula43.A" style:family="table-column">
      <style:table-column-properties style:column-width="4.644cm" style:rel-column-width="16369*"/>
    </style:style>
    <style:style style:name="Taula43.B" style:family="table-column">
      <style:table-column-properties style:column-width="4.648cm" style:rel-column-width="16383*"/>
    </style:style>
    <style:style style:name="Taula43.D" style:family="table-column">
      <style:table-column-properties style:column-width="4.653cm" style:rel-column-width="16400*"/>
    </style:style>
    <style:style style:name="Taula43.A1" style:family="table-cell">
      <style:table-cell-properties fo:padding="0cm" fo:border="none"/>
    </style:style>
    <style:style style:name="Taula44" style:family="table">
      <style:table-properties style:width="18.591cm" table:align="margins"/>
    </style:style>
    <style:style style:name="Taula44.A" style:family="table-column">
      <style:table-column-properties style:column-width="4.644cm" style:rel-column-width="16369*"/>
    </style:style>
    <style:style style:name="Taula44.B" style:family="table-column">
      <style:table-column-properties style:column-width="4.648cm" style:rel-column-width="16383*"/>
    </style:style>
    <style:style style:name="Taula44.D" style:family="table-column">
      <style:table-column-properties style:column-width="4.653cm" style:rel-column-width="16400*"/>
    </style:style>
    <style:style style:name="Taula44.A1" style:family="table-cell">
      <style:table-cell-properties fo:padding="0cm" fo:border="none"/>
    </style:style>
    <style:style style:name="Taula45" style:family="table">
      <style:table-properties style:width="18.591cm" table:align="margins"/>
    </style:style>
    <style:style style:name="Taula45.A" style:family="table-column">
      <style:table-column-properties style:column-width="4.644cm" style:rel-column-width="16369*"/>
    </style:style>
    <style:style style:name="Taula45.B" style:family="table-column">
      <style:table-column-properties style:column-width="4.648cm" style:rel-column-width="16383*"/>
    </style:style>
    <style:style style:name="Taula45.D" style:family="table-column">
      <style:table-column-properties style:column-width="4.653cm" style:rel-column-width="16400*"/>
    </style:style>
    <style:style style:name="Taula45.A1" style:family="table-cell">
      <style:table-cell-properties fo:padding="0cm" fo:border="none"/>
    </style:style>
    <style:style style:name="Taula46" style:family="table">
      <style:table-properties style:width="18.591cm" table:align="margins"/>
    </style:style>
    <style:style style:name="Taula46.A" style:family="table-column">
      <style:table-column-properties style:column-width="4.644cm" style:rel-column-width="16369*"/>
    </style:style>
    <style:style style:name="Taula46.B" style:family="table-column">
      <style:table-column-properties style:column-width="4.648cm" style:rel-column-width="16383*"/>
    </style:style>
    <style:style style:name="Taula46.D" style:family="table-column">
      <style:table-column-properties style:column-width="4.653cm" style:rel-column-width="16400*"/>
    </style:style>
    <style:style style:name="Taula46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  <style:text-properties style:font-name="Caliban"/>
    </style:style>
    <style:style style:name="P2" style:family="paragraph" style:parent-style-name="Text_20_body">
      <style:paragraph-properties fo:text-align="center" style:justify-single-word="false"/>
      <style:text-properties style:font-name="Lato Light1" fo:font-size="10pt" fo:font-style="normal" officeooo:rsid="001f67e8" officeooo:paragraph-rsid="001f67e8" style:font-size-asian="10pt" style:font-style-asian="normal" style:font-size-complex="10pt" style:font-style-complex="normal"/>
    </style:style>
    <style:style style:name="P3" style:family="paragraph" style:parent-style-name="Table_20_Contents">
      <style:text-properties style:font-name="Coming Soon" fo:font-size="14pt" style:font-size-asian="14pt" style:font-size-complex="14pt"/>
    </style:style>
    <style:style style:name="P4" style:family="paragraph" style:parent-style-name="Table_20_Contents">
      <style:text-properties style:font-name="Coming Soon" fo:font-size="14pt" officeooo:rsid="0016e4de" officeooo:paragraph-rsid="0016e4de" style:font-size-asian="14pt" style:font-size-complex="14pt"/>
    </style:style>
    <style:style style:name="P5" style:family="paragraph" style:parent-style-name="Table_20_Contents">
      <style:text-properties style:font-name="Coming Soon" fo:font-size="14pt" officeooo:rsid="0016e4de" officeooo:paragraph-rsid="0018523c" style:font-size-asian="14pt" style:font-size-complex="14pt"/>
    </style:style>
    <style:style style:name="P6" style:family="paragraph" style:parent-style-name="Table_20_Contents">
      <style:text-properties style:font-name="Coming Soon" fo:font-size="14pt" officeooo:rsid="0018523c" officeooo:paragraph-rsid="0018523c" style:font-size-asian="14pt" style:font-size-complex="14pt"/>
    </style:style>
    <style:style style:name="P7" style:family="paragraph" style:parent-style-name="Table_20_Contents">
      <style:text-properties style:font-name="Coming Soon" fo:font-size="14pt" officeooo:rsid="0018523c" officeooo:paragraph-rsid="0018553f" style:font-size-asian="14pt" style:font-size-complex="14pt"/>
    </style:style>
    <style:style style:name="P8" style:family="paragraph" style:parent-style-name="Table_20_Contents">
      <style:text-properties style:font-name="Coming Soon" fo:font-size="14pt" officeooo:rsid="001a1bc4" officeooo:paragraph-rsid="001a1bc4" style:font-size-asian="14pt" style:font-size-complex="14pt"/>
    </style:style>
    <style:style style:name="P9" style:family="paragraph" style:parent-style-name="Table_20_Contents">
      <style:text-properties style:font-name="Coming Soon" fo:font-size="14pt" officeooo:paragraph-rsid="0016e4de" style:font-size-asian="14pt" style:font-size-complex="14pt"/>
    </style:style>
    <style:style style:name="P10" style:family="paragraph" style:parent-style-name="Table_20_Contents">
      <style:text-properties fo:color="#cccccc" style:font-name="Coming Soon" fo:font-size="14pt" style:font-size-asian="14pt" style:font-size-complex="14pt"/>
    </style:style>
    <style:style style:name="P11" style:family="paragraph" style:parent-style-name="Table_20_Contents">
      <style:text-properties fo:color="#cccccc" style:font-name="Coming Soon" fo:font-size="14pt" officeooo:paragraph-rsid="0016e4de" style:font-size-asian="14pt" style:font-size-complex="14pt"/>
    </style:style>
    <style:style style:name="P12" style:family="paragraph" style:parent-style-name="Table_20_Contents">
      <style:text-properties fo:color="#cccccc" style:font-name="Coming Soon" fo:font-size="14pt" officeooo:rsid="0016e4de" officeooo:paragraph-rsid="0016e4de" style:font-size-asian="14pt" style:font-size-complex="14pt"/>
    </style:style>
    <style:style style:name="P13" style:family="paragraph" style:parent-style-name="Table_20_Contents">
      <style:text-properties fo:color="#cccccc" style:font-name="Coming Soon" fo:font-size="14pt" officeooo:rsid="0016e4de" officeooo:paragraph-rsid="0018523c" style:font-size-asian="14pt" style:font-size-complex="14pt"/>
    </style:style>
    <style:style style:name="P14" style:family="paragraph" style:parent-style-name="Table_20_Contents">
      <style:text-properties fo:color="#cccccc" style:font-name="Coming Soon" fo:font-size="14pt" officeooo:rsid="0018523c" officeooo:paragraph-rsid="0018523c" style:font-size-asian="14pt" style:font-size-complex="14pt"/>
    </style:style>
    <style:style style:name="P15" style:family="paragraph" style:parent-style-name="Table_20_Contents">
      <style:text-properties fo:color="#cccccc" style:font-name="Coming Soon" fo:font-size="14pt" officeooo:rsid="0018523c" officeooo:paragraph-rsid="0018553f" style:font-size-asian="14pt" style:font-size-complex="14pt"/>
    </style:style>
    <style:style style:name="P16" style:family="paragraph" style:parent-style-name="Table_20_Contents">
      <style:text-properties fo:color="#cccccc" style:font-name="Coming Soon" fo:font-size="14pt" officeooo:rsid="001a1bc4" officeooo:paragraph-rsid="001a1bc4" style:font-size-asian="14pt" style:font-size-complex="14pt"/>
    </style:style>
    <style:style style:name="P17" style:family="paragraph" style:parent-style-name="Table_20_Contents">
      <style:text-properties fo:color="#cccccc" style:font-name="Coming Soon" fo:font-size="14pt" officeooo:rsid="001a1bc4" officeooo:paragraph-rsid="001afc9d" style:font-size-asian="14pt" style:font-size-complex="14pt"/>
    </style:style>
    <style:style style:name="P18" style:family="paragraph" style:parent-style-name="Standard">
      <style:text-properties officeooo:paragraph-rsid="0018523c"/>
    </style:style>
    <style:style style:name="P19" style:family="paragraph" style:parent-style-name="Standard">
      <style:text-properties officeooo:paragraph-rsid="001afc9d"/>
    </style:style>
    <style:style style:name="P20" style:family="paragraph" style:parent-style-name="Table_20_Heading">
      <style:paragraph-properties fo:padding="0cm" fo:border="none"/>
      <style:text-properties style:font-name="Lato Light" fo:font-size="20pt" fo:font-weight="normal" style:font-size-asian="20pt" style:font-weight-asian="normal" style:font-size-complex="20pt" style:font-weight-complex="normal"/>
    </style:style>
    <style:style style:name="P21" style:family="paragraph" style:parent-style-name="Date">
      <style:paragraph-properties fo:text-align="center" style:justify-single-word="false"/>
      <style:text-properties style:font-name="Lato Light1" fo:font-size="10pt" fo:font-style="normal" officeooo:rsid="001f67e8" officeooo:paragraph-rsid="001f67e8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style:font-name="Coming Soon" fo:font-size="14pt" officeooo:rsid="0018523c" officeooo:paragraph-rsid="0018523c" style:font-size-asian="14pt" style:font-size-complex="14pt"/>
    </style:style>
    <style:style style:name="P23" style:family="paragraph" style:parent-style-name="Table_20_Contents">
      <style:text-properties style:font-name="Coming Soon" fo:font-size="14pt" officeooo:rsid="0018523c" officeooo:paragraph-rsid="0018553f" style:font-size-asian="14pt" style:font-size-complex="14pt"/>
    </style:style>
    <style:style style:name="P24" style:family="paragraph" style:parent-style-name="Table_20_Contents">
      <style:text-properties style:font-name="Coming Soon" fo:font-size="14pt" officeooo:rsid="0018553f" officeooo:paragraph-rsid="0018553f" style:font-size-asian="14pt" style:font-size-complex="14pt"/>
    </style:style>
    <style:style style:name="P25" style:family="paragraph" style:parent-style-name="Table_20_Contents">
      <style:text-properties style:font-name="Coming Soon" fo:font-size="14pt" officeooo:rsid="0018553f" officeooo:paragraph-rsid="001a1bc4" style:font-size-asian="14pt" style:font-size-complex="14pt"/>
    </style:style>
    <style:style style:name="P26" style:family="paragraph" style:parent-style-name="Table_20_Contents">
      <style:text-properties style:font-name="Coming Soon" fo:font-size="14pt" officeooo:rsid="001a1bc4" officeooo:paragraph-rsid="001a1bc4" style:font-size-asian="14pt" style:font-size-complex="14pt"/>
    </style:style>
    <style:style style:name="P27" style:family="paragraph" style:parent-style-name="Table_20_Contents">
      <style:text-properties style:font-name="Coming Soon" fo:font-size="14pt" officeooo:rsid="001a1bc4" officeooo:paragraph-rsid="001afc9d" style:font-size-asian="14pt" style:font-size-complex="14pt"/>
    </style:style>
    <style:style style:name="P28" style:family="paragraph" style:parent-style-name="Table_20_Contents">
      <style:text-properties style:font-name="Coming Soon" fo:font-size="14pt" officeooo:rsid="001afc9d" officeooo:paragraph-rsid="001afc9d" style:font-size-asian="14pt" style:font-size-complex="14pt"/>
    </style:style>
    <style:style style:name="P29" style:family="paragraph" style:parent-style-name="Table_20_Contents">
      <style:text-properties fo:color="#cccccc" style:font-name="Coming Soon" fo:font-size="14pt" officeooo:rsid="0018523c" officeooo:paragraph-rsid="0018523c" style:font-size-asian="14pt" style:font-size-complex="14pt"/>
    </style:style>
    <style:style style:name="P30" style:family="paragraph" style:parent-style-name="Table_20_Contents">
      <style:text-properties fo:color="#cccccc" style:font-name="Coming Soon" fo:font-size="14pt" officeooo:rsid="0018523c" officeooo:paragraph-rsid="0018553f" style:font-size-asian="14pt" style:font-size-complex="14pt"/>
    </style:style>
    <style:style style:name="P31" style:family="paragraph" style:parent-style-name="Table_20_Contents">
      <style:text-properties fo:color="#cccccc" style:font-name="Coming Soon" fo:font-size="14pt" officeooo:rsid="0018553f" officeooo:paragraph-rsid="0018553f" style:font-size-asian="14pt" style:font-size-complex="14pt"/>
    </style:style>
    <style:style style:name="P32" style:family="paragraph" style:parent-style-name="Table_20_Contents">
      <style:text-properties fo:color="#cccccc" style:font-name="Coming Soon" fo:font-size="14pt" officeooo:rsid="0018553f" officeooo:paragraph-rsid="001a1bc4" style:font-size-asian="14pt" style:font-size-complex="14pt"/>
    </style:style>
    <style:style style:name="P33" style:family="paragraph" style:parent-style-name="Table_20_Contents">
      <style:text-properties fo:color="#cccccc" style:font-name="Coming Soon" fo:font-size="14pt" officeooo:rsid="001a1bc4" officeooo:paragraph-rsid="001a1bc4" style:font-size-asian="14pt" style:font-size-complex="14pt"/>
    </style:style>
    <style:style style:name="P34" style:family="paragraph" style:parent-style-name="Table_20_Contents">
      <style:text-properties fo:color="#cccccc" style:font-name="Coming Soon" fo:font-size="14pt" officeooo:rsid="001a1bc4" officeooo:paragraph-rsid="001afc9d" style:font-size-asian="14pt" style:font-size-complex="14pt"/>
    </style:style>
    <style:style style:name="P35" style:family="paragraph" style:parent-style-name="Table_20_Contents">
      <style:text-properties fo:color="#cccccc" style:font-name="Coming Soon" fo:font-size="14pt" officeooo:rsid="001afc9d" officeooo:paragraph-rsid="001afc9d" style:font-size-asian="14pt" style:font-size-complex="14pt"/>
    </style:style>
    <style:style style:name="P36" style:family="paragraph" style:parent-style-name="Author">
      <style:paragraph-properties fo:text-align="center" style:justify-single-word="false"/>
      <style:text-properties style:font-name="Lato Light1" fo:font-size="22pt" fo:font-style="normal" style:font-size-asian="22pt" style:font-style-asian="normal" style:font-size-complex="22pt" style:font-style-complex="normal"/>
    </style:style>
    <style:style style:name="P37" style:family="paragraph" style:parent-style-name="Title">
      <style:text-properties style:font-name="Lato"/>
    </style:style>
    <style:style style:name="T1" style:family="text">
      <style:text-properties officeooo:rsid="0016e4de"/>
    </style:style>
    <style:style style:name="T2" style:family="text">
      <style:text-properties officeooo:rsid="0018523c"/>
    </style:style>
    <style:style style:name="T3" style:family="text">
      <style:text-properties officeooo:rsid="001855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Angles 2 ESO</text:h>
      <text:p text:style-name="P36">Irregular verbs</text:p>
      <text:p text:style-name="P21"><text:a xlink:type="simple" xlink:href="https://llagosti.wordpress.com/">https://llagosti.wordpress.com/</text:a>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20">Infinitive</text:p>
            </table:table-cell>
            <table:table-cell table:style-name="Table1.C2" office:value-type="string">
              <text:p text:style-name="P20">Past simple</text:p>
            </table:table-cell>
            <table:table-cell table:style-name="Table1.C2" office:value-type="string">
              <text:p text:style-name="P20">Part participle</text:p>
            </table:table-cell>
            <table:table-cell table:style-name="Table1.D2" office:value-type="string">
              <text:p text:style-name="P20">Translation</text:p>
            </table:table-cell>
          </table:table-row>
        </table:table-header-rows>
        <table:table-row>
          <table:table-cell table:style-name="Table1.A2" office:value-type="string">
            <text:p text:style-name="P3">be</text:p>
          </table:table-cell>
          <table:table-cell table:style-name="Table1.C2" office:value-type="string">
            <text:p text:style-name="P3">was, were</text:p>
          </table:table-cell>
          <table:table-cell table:style-name="Table1.C2" office:value-type="string">
            <text:p text:style-name="P3">been</text:p>
          </table:table-cell>
          <table:table-cell table:style-name="Table1.D2" office:value-type="string">
            <text:p text:style-name="P3">ser, estar</text:p>
          </table:table-cell>
        </table:table-row>
        <table:table-row>
          <table:table-cell table:style-name="Table1.A3" office:value-type="string">
            <text:p text:style-name="P10">be</text:p>
          </table:table-cell>
          <table:table-cell table:style-name="Table1.C3" office:value-type="string">
            <text:p text:style-name="P10">was, were</text:p>
          </table:table-cell>
          <table:table-cell table:style-name="Table1.C3" office:value-type="string">
            <text:p text:style-name="P10">been</text:p>
          </table:table-cell>
          <table:table-cell table:style-name="Table1.D3" office:value-type="string">
            <text:p text:style-name="P10">ser, estar</text:p>
          </table:table-cell>
        </table:table-row>
      </table:table>
      <table:table table:name="Taula1" table:style-name="Taula1">
        <table:table-column table:style-name="Taula1.A"/>
        <table:table-column table:style-name="Taula1.B" table:number-columns-repeated="2"/>
        <table:table-column table:style-name="Taula1.D"/>
        <table:table-header-rows>
          <table:table-row>
            <table:table-cell table:style-name="Taula1.A1" office:value-type="string">
              <text:p text:style-name="P9">be<text:span text:style-name="T1">at</text:span></text:p>
            </table:table-cell>
            <table:table-cell table:style-name="Taula1.A1" office:value-type="string">
              <text:p text:style-name="P4">beat</text:p>
            </table:table-cell>
            <table:table-cell table:style-name="Taula1.A1" office:value-type="string">
              <text:p text:style-name="P4">beaten</text:p>
            </table:table-cell>
            <table:table-cell table:style-name="Taula1.A1" office:value-type="string">
              <text:p text:style-name="P4">derrotar, colpejar</text:p>
            </table:table-cell>
          </table:table-row>
        </table:table-header-rows>
        <table:table-row>
          <table:table-cell table:style-name="Taula1.A1" office:value-type="string">
            <text:p text:style-name="P11">be<text:span text:style-name="T1">at</text:span></text:p>
          </table:table-cell>
          <table:table-cell table:style-name="Taula1.A1" office:value-type="string">
            <text:p text:style-name="P12">beat</text:p>
          </table:table-cell>
          <table:table-cell table:style-name="Taula1.A1" office:value-type="string">
            <text:p text:style-name="P12">beaten</text:p>
          </table:table-cell>
          <table:table-cell table:style-name="Taula1.A1" office:value-type="string">
            <text:p text:style-name="P12">derrotar, colpejar</text:p>
          </table:table-cell>
        </table:table-row>
      </table:table>
      <table:table table:name="Taula2" table:style-name="Taula2">
        <table:table-column table:style-name="Taula2.A"/>
        <table:table-column table:style-name="Taula2.B" table:number-columns-repeated="2"/>
        <table:table-column table:style-name="Taula2.D"/>
        <table:table-header-rows>
          <table:table-row>
            <table:table-cell table:style-name="Taula2.A1" office:value-type="string">
              <text:p text:style-name="P4">become</text:p>
            </table:table-cell>
            <table:table-cell table:style-name="Taula2.A1" office:value-type="string">
              <text:p text:style-name="P4">became</text:p>
            </table:table-cell>
            <table:table-cell table:style-name="Taula2.A1" office:value-type="string">
              <text:p text:style-name="P4">become</text:p>
            </table:table-cell>
            <table:table-cell table:style-name="Taula2.A1" office:value-type="string">
              <text:p text:style-name="P4">Convertir-se en</text:p>
            </table:table-cell>
          </table:table-row>
        </table:table-header-rows>
        <table:table-row>
          <table:table-cell table:style-name="Taula2.A1" office:value-type="string">
            <text:p text:style-name="P12">become</text:p>
          </table:table-cell>
          <table:table-cell table:style-name="Taula2.A1" office:value-type="string">
            <text:p text:style-name="P12">became</text:p>
          </table:table-cell>
          <table:table-cell table:style-name="Taula2.A1" office:value-type="string">
            <text:p text:style-name="P12">become</text:p>
          </table:table-cell>
          <table:table-cell table:style-name="Taula2.A1" office:value-type="string">
            <text:p text:style-name="P12">Convertir-se en</text:p>
          </table:table-cell>
        </table:table-row>
      </table:table>
      <table:table table:name="Taula3" table:style-name="Taula3">
        <table:table-column table:style-name="Taula3.A"/>
        <table:table-column table:style-name="Taula3.B" table:number-columns-repeated="2"/>
        <table:table-column table:style-name="Taula3.D"/>
        <table:table-header-rows>
          <table:table-row>
            <table:table-cell table:style-name="Taula3.A1" office:value-type="string">
              <text:p text:style-name="P9">be<text:span text:style-name="T1">gin</text:span></text:p>
            </table:table-cell>
            <table:table-cell table:style-name="Taula3.A1" office:value-type="string">
              <text:p text:style-name="P4">began</text:p>
            </table:table-cell>
            <table:table-cell table:style-name="Taula3.A1" office:value-type="string">
              <text:p text:style-name="P4">begun</text:p>
            </table:table-cell>
            <table:table-cell table:style-name="Taula3.A1" office:value-type="string">
              <text:p text:style-name="P4">començar</text:p>
            </table:table-cell>
          </table:table-row>
        </table:table-header-rows>
        <table:table-row>
          <table:table-cell table:style-name="Taula3.A1" office:value-type="string">
            <text:p text:style-name="P12">begin</text:p>
          </table:table-cell>
          <table:table-cell table:style-name="Taula3.A1" office:value-type="string">
            <text:p text:style-name="P12">began</text:p>
          </table:table-cell>
          <table:table-cell table:style-name="Taula3.A1" office:value-type="string">
            <text:p text:style-name="P12">begun</text:p>
          </table:table-cell>
          <table:table-cell table:style-name="Taula3.A1" office:value-type="string">
            <text:p text:style-name="P12">començar</text:p>
          </table:table-cell>
        </table:table-row>
      </table:table>
      <table:table table:name="Taula4" table:style-name="Taula4">
        <table:table-column table:style-name="Taula4.A"/>
        <table:table-column table:style-name="Taula4.B" table:number-columns-repeated="2"/>
        <table:table-column table:style-name="Taula4.D"/>
        <table:table-header-rows>
          <table:table-row>
            <table:table-cell table:style-name="Taula4.A1" office:value-type="string">
              <text:p text:style-name="P4">bite</text:p>
            </table:table-cell>
            <table:table-cell table:style-name="Taula4.A1" office:value-type="string">
              <text:p text:style-name="P4">bit</text:p>
            </table:table-cell>
            <table:table-cell table:style-name="Taula4.A1" office:value-type="string">
              <text:p text:style-name="P4">bitten</text:p>
            </table:table-cell>
            <table:table-cell table:style-name="Taula4.A1" office:value-type="string">
              <text:p text:style-name="P4">mossegar, picar</text:p>
            </table:table-cell>
          </table:table-row>
        </table:table-header-rows>
        <table:table-row>
          <table:table-cell table:style-name="Taula4.A1" office:value-type="string">
            <text:p text:style-name="P12">bite</text:p>
          </table:table-cell>
          <table:table-cell table:style-name="Taula4.A1" office:value-type="string">
            <text:p text:style-name="P12">bit</text:p>
          </table:table-cell>
          <table:table-cell table:style-name="Taula4.A1" office:value-type="string">
            <text:p text:style-name="P12">bitten</text:p>
          </table:table-cell>
          <table:table-cell table:style-name="Taula4.A1" office:value-type="string">
            <text:p text:style-name="P12">mossegar, picar</text:p>
          </table:table-cell>
        </table:table-row>
      </table:table>
      <table:table table:name="Taula5" table:style-name="Taula5">
        <table:table-column table:style-name="Taula5.A"/>
        <table:table-column table:style-name="Taula5.B" table:number-columns-repeated="2"/>
        <table:table-column table:style-name="Taula5.D"/>
        <table:table-header-rows>
          <table:table-row>
            <table:table-cell table:style-name="Taula5.A1" office:value-type="string">
              <text:p text:style-name="P4">break</text:p>
            </table:table-cell>
            <table:table-cell table:style-name="Taula5.A1" office:value-type="string">
              <text:p text:style-name="P4">broke</text:p>
            </table:table-cell>
            <table:table-cell table:style-name="Taula5.A1" office:value-type="string">
              <text:p text:style-name="P4">broken</text:p>
            </table:table-cell>
            <table:table-cell table:style-name="Taula5.A1" office:value-type="string">
              <text:p text:style-name="P4">trencar-se</text:p>
            </table:table-cell>
          </table:table-row>
        </table:table-header-rows>
        <table:table-row>
          <table:table-cell table:style-name="Taula5.A1" office:value-type="string">
            <text:p text:style-name="P12">break</text:p>
          </table:table-cell>
          <table:table-cell table:style-name="Taula5.A1" office:value-type="string">
            <text:p text:style-name="P12">broke</text:p>
          </table:table-cell>
          <table:table-cell table:style-name="Taula5.A1" office:value-type="string">
            <text:p text:style-name="P12">broken</text:p>
          </table:table-cell>
          <table:table-cell table:style-name="Taula5.A1" office:value-type="string">
            <text:p text:style-name="P12">trencar-se</text:p>
          </table:table-cell>
        </table:table-row>
      </table:table>
      <table:table table:name="Taula6" table:style-name="Taula6">
        <table:table-column table:style-name="Taula6.A"/>
        <table:table-column table:style-name="Taula6.B" table:number-columns-repeated="2"/>
        <table:table-column table:style-name="Taula6.D"/>
        <table:table-header-rows>
          <table:table-row>
            <table:table-cell table:style-name="Taula6.A1" office:value-type="string">
              <text:p text:style-name="P4">bring</text:p>
            </table:table-cell>
            <table:table-cell table:style-name="Taula6.A1" office:value-type="string">
              <text:p text:style-name="P4">brought</text:p>
            </table:table-cell>
            <table:table-cell table:style-name="Taula6.A1" office:value-type="string">
              <text:p text:style-name="P4">brought</text:p>
            </table:table-cell>
            <table:table-cell table:style-name="Taula6.A1" office:value-type="string">
              <text:p text:style-name="P4">portar</text:p>
            </table:table-cell>
          </table:table-row>
        </table:table-header-rows>
        <table:table-row>
          <table:table-cell table:style-name="Taula6.A1" office:value-type="string">
            <text:p text:style-name="P12">bring</text:p>
          </table:table-cell>
          <table:table-cell table:style-name="Taula6.A1" office:value-type="string">
            <text:p text:style-name="P12">brought</text:p>
          </table:table-cell>
          <table:table-cell table:style-name="Taula6.A1" office:value-type="string">
            <text:p text:style-name="P12">brought</text:p>
          </table:table-cell>
          <table:table-cell table:style-name="Taula6.A1" office:value-type="string">
            <text:p text:style-name="P12">Portar</text:p>
          </table:table-cell>
        </table:table-row>
      </table:table>
      <table:table table:name="Taula7" table:style-name="Taula7">
        <table:table-column table:style-name="Taula7.A"/>
        <table:table-column table:style-name="Taula7.B" table:number-columns-repeated="2"/>
        <table:table-column table:style-name="Taula7.D"/>
        <table:table-header-rows>
          <table:table-row>
            <table:table-cell table:style-name="Taula7.A1" office:value-type="string">
              <text:p text:style-name="P5">b<text:span text:style-name="T2">uild</text:span></text:p>
            </table:table-cell>
            <table:table-cell table:style-name="Taula7.A1" office:value-type="string">
              <text:p text:style-name="P6">built</text:p>
            </table:table-cell>
            <table:table-cell table:style-name="Taula7.A1" office:value-type="string">
              <text:p text:style-name="P5">b<text:span text:style-name="T2">uilt</text:span></text:p>
            </table:table-cell>
            <table:table-cell table:style-name="Taula7.A1" office:value-type="string">
              <text:p text:style-name="P6">contruir</text:p>
            </table:table-cell>
          </table:table-row>
        </table:table-header-rows>
      </table:table>
      <table:table table:name="Taula8" table:style-name="Taula8">
        <table:table-column table:style-name="Taula8.A"/>
        <table:table-column table:style-name="Taula8.B" table:number-columns-repeated="2"/>
        <table:table-column table:style-name="Taula8.D"/>
        <table:table-header-rows>
          <table:table-row>
            <table:table-cell table:style-name="Taula8.A1" office:value-type="string">
              <text:p text:style-name="P13">b<text:span text:style-name="T2">uild</text:span></text:p>
            </table:table-cell>
            <table:table-cell table:style-name="Taula8.A1" office:value-type="string">
              <text:p text:style-name="P14">built</text:p>
            </table:table-cell>
            <table:table-cell table:style-name="Taula8.A1" office:value-type="string">
              <text:p text:style-name="P13">b<text:span text:style-name="T2">uilt</text:span></text:p>
            </table:table-cell>
            <table:table-cell table:style-name="Taula8.A1" office:value-type="string">
              <text:p text:style-name="P14">contruir</text:p>
            </table:table-cell>
          </table:table-row>
        </table:table-header-rows>
      </table:table>
      <table:table table:name="Taula9" table:style-name="Taula9">
        <table:table-column table:style-name="Taula9.A"/>
        <table:table-column table:style-name="Taula9.B" table:number-columns-repeated="2"/>
        <table:table-column table:style-name="Taula9.D"/>
        <table:table-header-rows>
          <table:table-row>
            <table:table-cell table:style-name="Taula9.A1" office:value-type="string">
              <text:p text:style-name="P6">buy</text:p>
            </table:table-cell>
            <table:table-cell table:style-name="Taula9.A1" office:value-type="string">
              <text:p text:style-name="P6">buy</text:p>
            </table:table-cell>
            <table:table-cell table:style-name="Taula9.A1" office:value-type="string">
              <text:p text:style-name="P5">B<text:span text:style-name="T2">uy</text:span></text:p>
            </table:table-cell>
            <table:table-cell table:style-name="Taula9.A1" office:value-type="string">
              <text:p text:style-name="P6">comprar</text:p>
            </table:table-cell>
          </table:table-row>
        </table:table-header-rows>
      </table:table>
      <table:table table:name="Taula10" table:style-name="Taula10">
        <table:table-column table:style-name="Taula10.A"/>
        <table:table-column table:style-name="Taula10.B" table:number-columns-repeated="2"/>
        <table:table-column table:style-name="Taula10.D"/>
        <table:table-header-rows>
          <table:table-row>
            <table:table-cell table:style-name="Taula10.A1" office:value-type="string">
              <text:p text:style-name="P14">buy</text:p>
            </table:table-cell>
            <table:table-cell table:style-name="Taula10.A1" office:value-type="string">
              <text:p text:style-name="P14">buy</text:p>
            </table:table-cell>
            <table:table-cell table:style-name="Taula10.A1" office:value-type="string">
              <text:p text:style-name="P13">B<text:span text:style-name="T2">uy</text:span></text:p>
            </table:table-cell>
            <table:table-cell table:style-name="Taula10.A1" office:value-type="string">
              <text:p text:style-name="P14">comprar</text:p>
            </table:table-cell>
          </table:table-row>
        </table:table-header-rows>
      </table:table>
      <table:table table:name="Taula11" table:style-name="Taula11">
        <table:table-column table:style-name="Taula11.A"/>
        <table:table-column table:style-name="Taula11.B" table:number-columns-repeated="2"/>
        <table:table-column table:style-name="Taula11.D"/>
        <table:table-header-rows>
          <table:table-row>
            <table:table-cell table:style-name="Taula11.A1" office:value-type="string">
              <text:p text:style-name="P6">catch</text:p>
            </table:table-cell>
            <table:table-cell table:style-name="Taula11.A1" office:value-type="string">
              <text:p text:style-name="P6">caught</text:p>
            </table:table-cell>
            <table:table-cell table:style-name="Taula11.A1" office:value-type="string">
              <text:p text:style-name="P6">caught</text:p>
            </table:table-cell>
            <table:table-cell table:style-name="Taula11.A1" office:value-type="string">
              <text:p text:style-name="P6">agafar, atrapar</text:p>
            </table:table-cell>
          </table:table-row>
        </table:table-header-rows>
      </table:table>
      <table:table table:name="Taula12" table:style-name="Taula12">
        <table:table-column table:style-name="Taula12.A"/>
        <table:table-column table:style-name="Taula12.B" table:number-columns-repeated="2"/>
        <table:table-column table:style-name="Taula12.D"/>
        <table:table-header-rows>
          <table:table-row>
            <table:table-cell table:style-name="Taula12.A1" office:value-type="string">
              <text:p text:style-name="P14">catch</text:p>
            </table:table-cell>
            <table:table-cell table:style-name="Taula12.A1" office:value-type="string">
              <text:p text:style-name="P14">caught</text:p>
            </table:table-cell>
            <table:table-cell table:style-name="Taula12.A1" office:value-type="string">
              <text:p text:style-name="P14">caught</text:p>
            </table:table-cell>
            <table:table-cell table:style-name="Taula12.A1" office:value-type="string">
              <text:p text:style-name="P14">agafar, atrapar</text:p>
            </table:table-cell>
          </table:table-row>
        </table:table-header-rows>
      </table:table>
      <table:table table:name="Taula13" table:style-name="Taula13">
        <table:table-column table:style-name="Taula13.A"/>
        <table:table-column table:style-name="Taula13.B" table:number-columns-repeated="2"/>
        <table:table-column table:style-name="Taula13.D"/>
        <table:table-header-rows>
          <table:table-row>
            <table:table-cell table:style-name="Taula13.A1" office:value-type="string">
              <text:p text:style-name="P6">choose</text:p>
            </table:table-cell>
            <table:table-cell table:style-name="Taula13.A1" office:value-type="string">
              <text:p text:style-name="P6">chose</text:p>
            </table:table-cell>
            <table:table-cell table:style-name="Taula13.A1" office:value-type="string">
              <text:p text:style-name="P6">chose</text:p>
            </table:table-cell>
            <table:table-cell table:style-name="Taula13.A1" office:value-type="string">
              <text:p text:style-name="P6">elegir</text:p>
            </table:table-cell>
          </table:table-row>
        </table:table-header-rows>
      </table:table>
      <table:table table:name="Taula14" table:style-name="Taula14">
        <table:table-column table:style-name="Taula14.A"/>
        <table:table-column table:style-name="Taula14.B" table:number-columns-repeated="2"/>
        <table:table-column table:style-name="Taula14.D"/>
        <table:table-header-rows>
          <table:table-row>
            <table:table-cell table:style-name="Taula14.A1" office:value-type="string">
              <text:p text:style-name="P14">choose</text:p>
            </table:table-cell>
            <table:table-cell table:style-name="Taula14.A1" office:value-type="string">
              <text:p text:style-name="P14">chose</text:p>
            </table:table-cell>
            <table:table-cell table:style-name="Taula14.A1" office:value-type="string">
              <text:p text:style-name="P14">chose</text:p>
            </table:table-cell>
            <table:table-cell table:style-name="Taula14.A1" office:value-type="string">
              <text:p text:style-name="P14">elegir</text:p>
            </table:table-cell>
          </table:table-row>
        </table:table-header-rows>
      </table:table>
      <text:p text:style-name="P18"/>
      <table:table table:name="Taula15" table:style-name="Taula15">
        <table:table-column table:style-name="Taula15.A"/>
        <table:table-column table:style-name="Taula15.B" table:number-columns-repeated="2"/>
        <table:table-column table:style-name="Taula15.D"/>
        <table:table-header-rows>
          <table:table-row>
            <table:table-cell table:style-name="Taula15.A1" office:value-type="string">
              <text:p text:style-name="P6">come</text:p>
            </table:table-cell>
            <table:table-cell table:style-name="Taula15.A1" office:value-type="string">
              <text:p text:style-name="P6">came</text:p>
            </table:table-cell>
            <table:table-cell table:style-name="Taula15.A1" office:value-type="string">
              <text:p text:style-name="P6">come</text:p>
            </table:table-cell>
            <table:table-cell table:style-name="Taula15.A1" office:value-type="string">
              <text:p text:style-name="P6">venir</text:p>
            </table:table-cell>
          </table:table-row>
        </table:table-header-rows>
      </table:table>
      <table:table table:name="Taula16" table:style-name="Taula16">
        <table:table-column table:style-name="Taula16.A"/>
        <table:table-column table:style-name="Taula16.B" table:number-columns-repeated="2"/>
        <table:table-column table:style-name="Taula16.D"/>
        <table:table-header-rows>
          <table:table-row>
            <table:table-cell table:style-name="Taula16.A1" office:value-type="string">
              <text:p text:style-name="P14">come</text:p>
            </table:table-cell>
            <table:table-cell table:style-name="Taula16.A1" office:value-type="string">
              <text:p text:style-name="P14">came</text:p>
            </table:table-cell>
            <table:table-cell table:style-name="Taula16.A1" office:value-type="string">
              <text:p text:style-name="P14">come</text:p>
            </table:table-cell>
            <table:table-cell table:style-name="Taula16.A1" office:value-type="string">
              <text:p text:style-name="P14">venir</text:p>
            </table:table-cell>
          </table:table-row>
        </table:table-header-rows>
      </table:table>
      <table:table table:name="Taula17" table:style-name="Taula17">
        <table:table-column table:style-name="Taula17.A"/>
        <table:table-column table:style-name="Taula17.B" table:number-columns-repeated="2"/>
        <table:table-column table:style-name="Taula17.D"/>
        <table:table-header-rows>
          <text:soft-page-break/>
          <table:table-row>
            <table:table-cell table:style-name="Taula17.A1" office:value-type="string">
              <text:p text:style-name="P7">co<text:span text:style-name="T3">st</text:span></text:p>
            </table:table-cell>
            <table:table-cell table:style-name="Taula17.A1" office:value-type="string">
              <text:p text:style-name="P7">cost</text:p>
            </table:table-cell>
            <table:table-cell table:style-name="Taula17.A1" office:value-type="string">
              <text:p text:style-name="P24">cost</text:p>
            </table:table-cell>
            <table:table-cell table:style-name="Taula17.A1" office:value-type="string">
              <text:p text:style-name="P24">costar</text:p>
            </table:table-cell>
          </table:table-row>
        </table:table-header-rows>
      </table:table>
      <table:table table:name="Taula18" table:style-name="Taula18">
        <table:table-column table:style-name="Taula18.A"/>
        <table:table-column table:style-name="Taula18.B" table:number-columns-repeated="2"/>
        <table:table-column table:style-name="Taula18.D"/>
        <table:table-header-rows>
          <table:table-row>
            <table:table-cell table:style-name="Taula18.A1" office:value-type="string">
              <text:p text:style-name="P15">co<text:span text:style-name="T3">st</text:span></text:p>
            </table:table-cell>
            <table:table-cell table:style-name="Taula18.A1" office:value-type="string">
              <text:p text:style-name="P15">cost</text:p>
            </table:table-cell>
            <table:table-cell table:style-name="Taula18.A1" office:value-type="string">
              <text:p text:style-name="P31">cost</text:p>
            </table:table-cell>
            <table:table-cell table:style-name="Taula18.A1" office:value-type="string">
              <text:p text:style-name="P31">costar</text:p>
            </table:table-cell>
          </table:table-row>
        </table:table-header-rows>
      </table:table>
      <table:table table:name="Taula19" table:style-name="Taula19">
        <table:table-column table:style-name="Taula19.A"/>
        <table:table-column table:style-name="Taula19.B" table:number-columns-repeated="2"/>
        <table:table-column table:style-name="Taula19.D"/>
        <table:table-header-rows>
          <table:table-row>
            <table:table-cell table:style-name="Taula19.A1" office:value-type="string">
              <text:p text:style-name="P7">c<text:span text:style-name="T3">ut</text:span></text:p>
            </table:table-cell>
            <table:table-cell table:style-name="Taula19.A1" office:value-type="string">
              <text:p text:style-name="P7">cut</text:p>
            </table:table-cell>
            <table:table-cell table:style-name="Taula19.A1" office:value-type="string">
              <text:p text:style-name="P24">cut</text:p>
            </table:table-cell>
            <table:table-cell table:style-name="Taula19.A1" office:value-type="string">
              <text:p text:style-name="P24">cortar</text:p>
            </table:table-cell>
          </table:table-row>
        </table:table-header-rows>
      </table:table>
      <table:table table:name="Taula20" table:style-name="Taula20">
        <table:table-column table:style-name="Taula20.A"/>
        <table:table-column table:style-name="Taula20.B" table:number-columns-repeated="2"/>
        <table:table-column table:style-name="Taula20.D"/>
        <table:table-header-rows>
          <table:table-row>
            <table:table-cell table:style-name="Taula20.A1" office:value-type="string">
              <text:p text:style-name="P15">c<text:span text:style-name="T3">ut</text:span></text:p>
            </table:table-cell>
            <table:table-cell table:style-name="Taula20.A1" office:value-type="string">
              <text:p text:style-name="P15">cut</text:p>
            </table:table-cell>
            <table:table-cell table:style-name="Taula20.A1" office:value-type="string">
              <text:p text:style-name="P31">cut</text:p>
            </table:table-cell>
            <table:table-cell table:style-name="Taula20.A1" office:value-type="string">
              <text:p text:style-name="P31">cortar</text:p>
            </table:table-cell>
          </table:table-row>
        </table:table-header-rows>
      </table:table>
      <table:table table:name="Taula21" table:style-name="Taula21">
        <table:table-column table:style-name="Taula21.A"/>
        <table:table-column table:style-name="Taula21.B" table:number-columns-repeated="2"/>
        <table:table-column table:style-name="Taula21.D"/>
        <table:table-header-rows>
          <table:table-row>
            <table:table-cell table:style-name="Taula21.A1" office:value-type="string">
              <text:p text:style-name="P24">do</text:p>
            </table:table-cell>
            <table:table-cell table:style-name="Taula21.A1" office:value-type="string">
              <text:p text:style-name="P24">did</text:p>
            </table:table-cell>
            <table:table-cell table:style-name="Taula21.A1" office:value-type="string">
              <text:p text:style-name="P24">done</text:p>
            </table:table-cell>
            <table:table-cell table:style-name="Taula21.A1" office:value-type="string">
              <text:p text:style-name="P24">fer</text:p>
            </table:table-cell>
          </table:table-row>
        </table:table-header-rows>
      </table:table>
      <table:table table:name="Taula22" table:style-name="Taula22">
        <table:table-column table:style-name="Taula22.A"/>
        <table:table-column table:style-name="Taula22.B" table:number-columns-repeated="2"/>
        <table:table-column table:style-name="Taula22.D"/>
        <table:table-header-rows>
          <table:table-row>
            <table:table-cell table:style-name="Taula22.A1" office:value-type="string">
              <text:p text:style-name="P31">do</text:p>
            </table:table-cell>
            <table:table-cell table:style-name="Taula22.A1" office:value-type="string">
              <text:p text:style-name="P31">did</text:p>
            </table:table-cell>
            <table:table-cell table:style-name="Taula22.A1" office:value-type="string">
              <text:p text:style-name="P31">done</text:p>
            </table:table-cell>
            <table:table-cell table:style-name="Taula22.A1" office:value-type="string">
              <text:p text:style-name="P31">fer</text:p>
            </table:table-cell>
          </table:table-row>
        </table:table-header-rows>
      </table:table>
      <table:table table:name="Taula23" table:style-name="Taula23">
        <table:table-column table:style-name="Taula23.A"/>
        <table:table-column table:style-name="Taula23.B" table:number-columns-repeated="2"/>
        <table:table-column table:style-name="Taula23.D"/>
        <table:table-header-rows>
          <table:table-row>
            <table:table-cell table:style-name="Taula23.A1" office:value-type="string">
              <text:p text:style-name="P24">draw</text:p>
            </table:table-cell>
            <table:table-cell table:style-name="Taula23.A1" office:value-type="string">
              <text:p text:style-name="P24">drew</text:p>
            </table:table-cell>
            <table:table-cell table:style-name="Taula23.A1" office:value-type="string">
              <text:p text:style-name="P24">drawn</text:p>
            </table:table-cell>
            <table:table-cell table:style-name="Taula23.A1" office:value-type="string">
              <text:p text:style-name="P24">dibuixar</text:p>
            </table:table-cell>
          </table:table-row>
        </table:table-header-rows>
      </table:table>
      <table:table table:name="Taula24" table:style-name="Taula24">
        <table:table-column table:style-name="Taula24.A"/>
        <table:table-column table:style-name="Taula24.B" table:number-columns-repeated="2"/>
        <table:table-column table:style-name="Taula24.D"/>
        <table:table-header-rows>
          <table:table-row>
            <table:table-cell table:style-name="Taula24.A1" office:value-type="string">
              <text:p text:style-name="P31">draw</text:p>
            </table:table-cell>
            <table:table-cell table:style-name="Taula24.A1" office:value-type="string">
              <text:p text:style-name="P31">drew</text:p>
            </table:table-cell>
            <table:table-cell table:style-name="Taula24.A1" office:value-type="string">
              <text:p text:style-name="P31">drawn</text:p>
            </table:table-cell>
            <table:table-cell table:style-name="Taula24.A1" office:value-type="string">
              <text:p text:style-name="P31">dibuixar</text:p>
            </table:table-cell>
          </table:table-row>
        </table:table-header-rows>
      </table:table>
      <table:table table:name="Taula25" table:style-name="Taula25">
        <table:table-column table:style-name="Taula25.A"/>
        <table:table-column table:style-name="Taula25.B" table:number-columns-repeated="2"/>
        <table:table-column table:style-name="Taula25.D"/>
        <table:table-header-rows>
          <table:table-row>
            <table:table-cell table:style-name="Taula25.A1" office:value-type="string">
              <text:p text:style-name="P24">dream</text:p>
            </table:table-cell>
            <table:table-cell table:style-name="Taula25.A1" office:value-type="string">
              <text:p text:style-name="P24">dreamt, dreamed</text:p>
            </table:table-cell>
            <table:table-cell table:style-name="Taula25.A1" office:value-type="string">
              <text:p text:style-name="P24">dreamt, dreamed</text:p>
            </table:table-cell>
            <table:table-cell table:style-name="Taula25.A1" office:value-type="string">
              <text:p text:style-name="P8">sonyar</text:p>
            </table:table-cell>
          </table:table-row>
        </table:table-header-rows>
      </table:table>
      <table:table table:name="Taula26" table:style-name="Taula26">
        <table:table-column table:style-name="Taula26.A"/>
        <table:table-column table:style-name="Taula26.B" table:number-columns-repeated="2"/>
        <table:table-column table:style-name="Taula26.D"/>
        <table:table-header-rows>
          <table:table-row>
            <table:table-cell table:style-name="Taula26.A1" office:value-type="string">
              <text:p text:style-name="P32">dream</text:p>
            </table:table-cell>
            <table:table-cell table:style-name="Taula26.A1" office:value-type="string">
              <text:p text:style-name="P32">dreamt, dreamed</text:p>
            </table:table-cell>
            <table:table-cell table:style-name="Taula26.A1" office:value-type="string">
              <text:p text:style-name="P32">dreamt, dreamed</text:p>
            </table:table-cell>
            <table:table-cell table:style-name="Taula26.A1" office:value-type="string">
              <text:p text:style-name="P16">sonyar</text:p>
            </table:table-cell>
          </table:table-row>
        </table:table-header-rows>
      </table:table>
      <table:table table:name="Taula27" table:style-name="Taula27">
        <table:table-column table:style-name="Taula27.A"/>
        <table:table-column table:style-name="Taula27.B" table:number-columns-repeated="2"/>
        <table:table-column table:style-name="Taula27.D"/>
        <table:table-header-rows>
          <table:table-row>
            <table:table-cell table:style-name="Taula27.A1" office:value-type="string">
              <text:p text:style-name="P25">drink</text:p>
            </table:table-cell>
            <table:table-cell table:style-name="Taula27.A1" office:value-type="string">
              <text:p text:style-name="P25">drank</text:p>
            </table:table-cell>
            <table:table-cell table:style-name="Taula27.A1" office:value-type="string">
              <text:p text:style-name="P25">drunk</text:p>
            </table:table-cell>
            <table:table-cell table:style-name="Taula27.A1" office:value-type="string">
              <text:p text:style-name="P8">beure</text:p>
            </table:table-cell>
          </table:table-row>
        </table:table-header-rows>
      </table:table>
      <table:table table:name="Taula28" table:style-name="Taula28">
        <table:table-column table:style-name="Taula28.A"/>
        <table:table-column table:style-name="Taula28.B" table:number-columns-repeated="2"/>
        <table:table-column table:style-name="Taula28.D"/>
        <table:table-header-rows>
          <table:table-row>
            <table:table-cell table:style-name="Taula28.A1" office:value-type="string">
              <text:p text:style-name="P32">drink</text:p>
            </table:table-cell>
            <table:table-cell table:style-name="Taula28.A1" office:value-type="string">
              <text:p text:style-name="P32">drank</text:p>
            </table:table-cell>
            <table:table-cell table:style-name="Taula28.A1" office:value-type="string">
              <text:p text:style-name="P32">drunk</text:p>
            </table:table-cell>
            <table:table-cell table:style-name="Taula28.A1" office:value-type="string">
              <text:p text:style-name="P16">Beure</text:p>
            </table:table-cell>
          </table:table-row>
        </table:table-header-rows>
      </table:table>
      <table:table table:name="Taula29" table:style-name="Taula29">
        <table:table-column table:style-name="Taula29.A"/>
        <table:table-column table:style-name="Taula29.B" table:number-columns-repeated="2"/>
        <table:table-column table:style-name="Taula29.D"/>
        <table:table-header-rows>
          <table:table-row>
            <table:table-cell table:style-name="Taula29.A1" office:value-type="string">
              <text:p text:style-name="P25">drive</text:p>
            </table:table-cell>
            <table:table-cell table:style-name="Taula29.A1" office:value-type="string">
              <text:p text:style-name="P25">drove</text:p>
            </table:table-cell>
            <table:table-cell table:style-name="Taula29.A1" office:value-type="string">
              <text:p text:style-name="P25">driven</text:p>
            </table:table-cell>
            <table:table-cell table:style-name="Taula29.A1" office:value-type="string">
              <text:p text:style-name="P8">conduir</text:p>
            </table:table-cell>
          </table:table-row>
        </table:table-header-rows>
      </table:table>
      <table:table table:name="Taula30" table:style-name="Taula30">
        <table:table-column table:style-name="Taula30.A"/>
        <table:table-column table:style-name="Taula30.B" table:number-columns-repeated="2"/>
        <table:table-column table:style-name="Taula30.D"/>
        <table:table-header-rows>
          <table:table-row>
            <table:table-cell table:style-name="Taula30.A1" office:value-type="string">
              <text:p text:style-name="P32">drive</text:p>
            </table:table-cell>
            <table:table-cell table:style-name="Taula30.A1" office:value-type="string">
              <text:p text:style-name="P32">drove</text:p>
            </table:table-cell>
            <table:table-cell table:style-name="Taula30.A1" office:value-type="string">
              <text:p text:style-name="P32">driven</text:p>
            </table:table-cell>
            <table:table-cell table:style-name="Taula30.A1" office:value-type="string">
              <text:p text:style-name="P16">conduir</text:p>
            </table:table-cell>
          </table:table-row>
        </table:table-header-rows>
      </table:table>
      <table:table table:name="Taula31" table:style-name="Taula31">
        <table:table-column table:style-name="Taula31.A"/>
        <table:table-column table:style-name="Taula31.B" table:number-columns-repeated="2"/>
        <table:table-column table:style-name="Taula31.D"/>
        <table:table-header-rows>
          <table:table-row>
            <table:table-cell table:style-name="Taula31.A1" office:value-type="string">
              <text:p text:style-name="P8">eat</text:p>
            </table:table-cell>
            <table:table-cell table:style-name="Taula31.A1" office:value-type="string">
              <text:p text:style-name="P8">ate</text:p>
            </table:table-cell>
            <table:table-cell table:style-name="Taula31.A1" office:value-type="string">
              <text:p text:style-name="P8">aten</text:p>
            </table:table-cell>
            <table:table-cell table:style-name="Taula31.A1" office:value-type="string">
              <text:p text:style-name="P8">menjar</text:p>
            </table:table-cell>
          </table:table-row>
        </table:table-header-rows>
      </table:table>
      <table:table table:name="Taula32" table:style-name="Taula32">
        <table:table-column table:style-name="Taula32.A"/>
        <table:table-column table:style-name="Taula32.B" table:number-columns-repeated="2"/>
        <table:table-column table:style-name="Taula32.D"/>
        <table:table-header-rows>
          <table:table-row>
            <table:table-cell table:style-name="Taula32.A1" office:value-type="string">
              <text:p text:style-name="P16">eat</text:p>
            </table:table-cell>
            <table:table-cell table:style-name="Taula32.A1" office:value-type="string">
              <text:p text:style-name="P16">ate</text:p>
            </table:table-cell>
            <table:table-cell table:style-name="Taula32.A1" office:value-type="string">
              <text:p text:style-name="P16">aten</text:p>
            </table:table-cell>
            <table:table-cell table:style-name="Taula32.A1" office:value-type="string">
              <text:p text:style-name="P16">menjar</text:p>
            </table:table-cell>
          </table:table-row>
        </table:table-header-rows>
      </table:table>
      <table:table table:name="Taula33" table:style-name="Taula33">
        <table:table-column table:style-name="Taula33.A"/>
        <table:table-column table:style-name="Taula33.B" table:number-columns-repeated="2"/>
        <table:table-column table:style-name="Taula33.D"/>
        <table:table-header-rows>
          <table:table-row>
            <table:table-cell table:style-name="Taula33.A1" office:value-type="string">
              <text:p text:style-name="P8">fall</text:p>
            </table:table-cell>
            <table:table-cell table:style-name="Taula33.A1" office:value-type="string">
              <text:p text:style-name="P8">fell</text:p>
            </table:table-cell>
            <table:table-cell table:style-name="Taula33.A1" office:value-type="string">
              <text:p text:style-name="P8">fallen</text:p>
            </table:table-cell>
            <table:table-cell table:style-name="Taula33.A1" office:value-type="string">
              <text:p text:style-name="P8">caure's</text:p>
            </table:table-cell>
          </table:table-row>
        </table:table-header-rows>
      </table:table>
      <table:table table:name="Taula34" table:style-name="Taula34">
        <table:table-column table:style-name="Taula34.A"/>
        <table:table-column table:style-name="Taula34.B" table:number-columns-repeated="2"/>
        <table:table-column table:style-name="Taula34.D"/>
        <table:table-header-rows>
          <table:table-row>
            <table:table-cell table:style-name="Taula34.A1" office:value-type="string">
              <text:p text:style-name="P16">fall</text:p>
            </table:table-cell>
            <table:table-cell table:style-name="Taula34.A1" office:value-type="string">
              <text:p text:style-name="P16">fell</text:p>
            </table:table-cell>
            <table:table-cell table:style-name="Taula34.A1" office:value-type="string">
              <text:p text:style-name="P16">fallen</text:p>
            </table:table-cell>
            <table:table-cell table:style-name="Taula34.A1" office:value-type="string">
              <text:p text:style-name="P16">caure's</text:p>
            </table:table-cell>
          </table:table-row>
        </table:table-header-rows>
      </table:table>
      <table:table table:name="Taula35" table:style-name="Taula35">
        <table:table-column table:style-name="Taula35.A"/>
        <table:table-column table:style-name="Taula35.B" table:number-columns-repeated="2"/>
        <table:table-column table:style-name="Taula35.D"/>
        <table:table-header-rows>
          <table:table-row>
            <table:table-cell table:style-name="Taula35.A1" office:value-type="string">
              <text:p text:style-name="P8">feed</text:p>
            </table:table-cell>
            <table:table-cell table:style-name="Taula35.A1" office:value-type="string">
              <text:p text:style-name="P8">fed</text:p>
            </table:table-cell>
            <table:table-cell table:style-name="Taula35.A1" office:value-type="string">
              <text:p text:style-name="P8">fed</text:p>
            </table:table-cell>
            <table:table-cell table:style-name="Taula35.A1" office:value-type="string">
              <text:p text:style-name="P8">alimentar-se</text:p>
            </table:table-cell>
          </table:table-row>
        </table:table-header-rows>
      </table:table>
      <table:table table:name="Taula36" table:style-name="Taula36">
        <table:table-column table:style-name="Taula36.A"/>
        <table:table-column table:style-name="Taula36.B" table:number-columns-repeated="2"/>
        <table:table-column table:style-name="Taula36.D"/>
        <table:table-header-rows>
          <table:table-row>
            <table:table-cell table:style-name="Taula36.A1" office:value-type="string">
              <text:p text:style-name="P16">feed</text:p>
            </table:table-cell>
            <table:table-cell table:style-name="Taula36.A1" office:value-type="string">
              <text:p text:style-name="P16">fed</text:p>
            </table:table-cell>
            <table:table-cell table:style-name="Taula36.A1" office:value-type="string">
              <text:p text:style-name="P16">fed</text:p>
            </table:table-cell>
            <table:table-cell table:style-name="Taula36.A1" office:value-type="string">
              <text:p text:style-name="P16">alimentar-se</text:p>
            </table:table-cell>
          </table:table-row>
        </table:table-header-rows>
      </table:table>
      <table:table table:name="Taula37" table:style-name="Taula37">
        <table:table-column table:style-name="Taula37.A"/>
        <table:table-column table:style-name="Taula37.B" table:number-columns-repeated="2"/>
        <table:table-column table:style-name="Taula37.D"/>
        <table:table-header-rows>
          <table:table-row>
            <table:table-cell table:style-name="Taula37.A1" office:value-type="string">
              <text:p text:style-name="P8">feel</text:p>
            </table:table-cell>
            <table:table-cell table:style-name="Taula37.A1" office:value-type="string">
              <text:p text:style-name="P8">felt</text:p>
            </table:table-cell>
            <table:table-cell table:style-name="Taula37.A1" office:value-type="string">
              <text:p text:style-name="P8">felt</text:p>
            </table:table-cell>
            <table:table-cell table:style-name="Taula37.A1" office:value-type="string">
              <text:p text:style-name="P8">sentir-se</text:p>
            </table:table-cell>
          </table:table-row>
        </table:table-header-rows>
      </table:table>
      <table:table table:name="Taula38" table:style-name="Taula38">
        <table:table-column table:style-name="Taula38.A"/>
        <table:table-column table:style-name="Taula38.B" table:number-columns-repeated="2"/>
        <table:table-column table:style-name="Taula38.D"/>
        <table:table-header-rows>
          <table:table-row>
            <table:table-cell table:style-name="Taula38.A1" office:value-type="string">
              <text:p text:style-name="P16">feel</text:p>
            </table:table-cell>
            <table:table-cell table:style-name="Taula38.A1" office:value-type="string">
              <text:p text:style-name="P16">felt</text:p>
            </table:table-cell>
            <table:table-cell table:style-name="Taula38.A1" office:value-type="string">
              <text:p text:style-name="P16">felt</text:p>
            </table:table-cell>
            <table:table-cell table:style-name="Taula38.A1" office:value-type="string">
              <text:p text:style-name="P16">sentir-se</text:p>
            </table:table-cell>
          </table:table-row>
        </table:table-header-rows>
      </table:table>
      <table:table table:name="Taula39" table:style-name="Taula39">
        <table:table-column table:style-name="Taula39.A"/>
        <table:table-column table:style-name="Taula39.B" table:number-columns-repeated="2"/>
        <table:table-column table:style-name="Taula39.D"/>
        <table:table-header-rows>
          <table:table-row>
            <table:table-cell table:style-name="Taula39.A1" office:value-type="string">
              <text:p text:style-name="P8">fight</text:p>
            </table:table-cell>
            <table:table-cell table:style-name="Taula39.A1" office:value-type="string">
              <text:p text:style-name="P8">fought</text:p>
            </table:table-cell>
            <table:table-cell table:style-name="Taula39.A1" office:value-type="string">
              <text:p text:style-name="P8">fought</text:p>
            </table:table-cell>
            <table:table-cell table:style-name="Taula39.A1" office:value-type="string">
              <text:p text:style-name="P8">lluitar</text:p>
            </table:table-cell>
          </table:table-row>
        </table:table-header-rows>
      </table:table>
      <table:table table:name="Taula40" table:style-name="Taula40">
        <table:table-column table:style-name="Taula40.A"/>
        <table:table-column table:style-name="Taula40.B" table:number-columns-repeated="2"/>
        <table:table-column table:style-name="Taula40.D"/>
        <table:table-header-rows>
          <table:table-row>
            <table:table-cell table:style-name="Taula40.A1" office:value-type="string">
              <text:p text:style-name="P17">fight</text:p>
            </table:table-cell>
            <table:table-cell table:style-name="Taula40.A1" office:value-type="string">
              <text:p text:style-name="P17">fought</text:p>
            </table:table-cell>
            <table:table-cell table:style-name="Taula40.A1" office:value-type="string">
              <text:p text:style-name="P17">fought</text:p>
            </table:table-cell>
            <table:table-cell table:style-name="Taula40.A1" office:value-type="string">
              <text:p text:style-name="P17">lluitar</text:p>
            </table:table-cell>
          </table:table-row>
        </table:table-header-rows>
      </table:table>
      <table:table table:name="Taula41" table:style-name="Taula41">
        <table:table-column table:style-name="Taula41.A"/>
        <table:table-column table:style-name="Taula41.B" table:number-columns-repeated="2"/>
        <table:table-column table:style-name="Taula41.D"/>
        <table:table-header-rows>
          <table:table-row>
            <table:table-cell table:style-name="Taula41.A1" office:value-type="string">
              <text:p text:style-name="P27">find</text:p>
            </table:table-cell>
            <table:table-cell table:style-name="Taula41.A1" office:value-type="string">
              <text:p text:style-name="P27">found</text:p>
            </table:table-cell>
            <table:table-cell table:style-name="Taula41.A1" office:value-type="string">
              <text:p text:style-name="P27">found</text:p>
            </table:table-cell>
            <table:table-cell table:style-name="Taula41.A1" office:value-type="string">
              <text:p text:style-name="P28">buscar</text:p>
            </table:table-cell>
          </table:table-row>
        </table:table-header-rows>
      </table:table>
      <table:table table:name="Taula42" table:style-name="Taula42">
        <table:table-column table:style-name="Taula42.A"/>
        <table:table-column table:style-name="Taula42.B" table:number-columns-repeated="2"/>
        <table:table-column table:style-name="Taula42.D"/>
        <table:table-header-rows>
          <table:table-row>
            <table:table-cell table:style-name="Taula42.A1" office:value-type="string">
              <text:p text:style-name="P17">find</text:p>
            </table:table-cell>
            <table:table-cell table:style-name="Taula42.A1" office:value-type="string">
              <text:p text:style-name="P17">found</text:p>
            </table:table-cell>
            <table:table-cell table:style-name="Taula42.A1" office:value-type="string">
              <text:p text:style-name="P17">found</text:p>
            </table:table-cell>
            <table:table-cell table:style-name="Taula42.A1" office:value-type="string">
              <text:p text:style-name="P35">buscar</text:p>
            </table:table-cell>
          </table:table-row>
        </table:table-header-rows>
      </table:table>
      <table:table table:name="Taula43" table:style-name="Taula43">
        <table:table-column table:style-name="Taula43.A"/>
        <table:table-column table:style-name="Taula43.B" table:number-columns-repeated="2"/>
        <table:table-column table:style-name="Taula43.D"/>
        <table:table-header-rows>
          <table:table-row>
            <table:table-cell table:style-name="Taula43.A1" office:value-type="string">
              <text:p text:style-name="P27">fly</text:p>
            </table:table-cell>
            <table:table-cell table:style-name="Taula43.A1" office:value-type="string">
              <text:p text:style-name="P27">flew</text:p>
            </table:table-cell>
            <table:table-cell table:style-name="Taula43.A1" office:value-type="string">
              <text:p text:style-name="P27">flown</text:p>
            </table:table-cell>
            <table:table-cell table:style-name="Taula43.A1" office:value-type="string">
              <text:p text:style-name="P28">volar</text:p>
            </table:table-cell>
          </table:table-row>
        </table:table-header-rows>
      </table:table>
      <table:table table:name="Taula44" table:style-name="Taula44">
        <table:table-column table:style-name="Taula44.A"/>
        <table:table-column table:style-name="Taula44.B" table:number-columns-repeated="2"/>
        <table:table-column table:style-name="Taula44.D"/>
        <table:table-header-rows>
          <table:table-row>
            <table:table-cell table:style-name="Taula44.A1" office:value-type="string">
              <text:p text:style-name="P17">fly</text:p>
            </table:table-cell>
            <table:table-cell table:style-name="Taula44.A1" office:value-type="string">
              <text:p text:style-name="P17">flew</text:p>
            </table:table-cell>
            <table:table-cell table:style-name="Taula44.A1" office:value-type="string">
              <text:p text:style-name="P17">flown</text:p>
            </table:table-cell>
            <table:table-cell table:style-name="Taula44.A1" office:value-type="string">
              <text:p text:style-name="P35">volar</text:p>
            </table:table-cell>
          </table:table-row>
        </table:table-header-rows>
      </table:table>
      <table:table table:name="Taula45" table:style-name="Taula45">
        <table:table-column table:style-name="Taula45.A"/>
        <table:table-column table:style-name="Taula45.B" table:number-columns-repeated="2"/>
        <table:table-column table:style-name="Taula45.D"/>
        <table:table-header-rows>
          <table:table-row>
            <table:table-cell table:style-name="Taula45.A1" office:value-type="string">
              <text:p text:style-name="P27">forget</text:p>
            </table:table-cell>
            <table:table-cell table:style-name="Taula45.A1" office:value-type="string">
              <text:p text:style-name="P27">forgot</text:p>
            </table:table-cell>
            <table:table-cell table:style-name="Taula45.A1" office:value-type="string">
              <text:p text:style-name="P27">florgotten</text:p>
            </table:table-cell>
            <table:table-cell table:style-name="Taula45.A1" office:value-type="string">
              <text:p text:style-name="P28">olvidar</text:p>
            </table:table-cell>
          </table:table-row>
        </table:table-header-rows>
      </table:table>
      <table:table table:name="Taula46" table:style-name="Taula46">
        <table:table-column table:style-name="Taula46.A"/>
        <table:table-column table:style-name="Taula46.B" table:number-columns-repeated="2"/>
        <table:table-column table:style-name="Taula46.D"/>
        <table:table-header-rows>
          <table:table-row>
            <table:table-cell table:style-name="Taula46.A1" office:value-type="string">
              <text:p text:style-name="P17">forget</text:p>
            </table:table-cell>
            <table:table-cell table:style-name="Taula46.A1" office:value-type="string">
              <text:p text:style-name="P17">forgot</text:p>
            </table:table-cell>
            <table:table-cell table:style-name="Taula46.A1" office:value-type="string">
              <text:p text:style-name="P17">florgotten</text:p>
            </table:table-cell>
            <table:table-cell table:style-name="Taula46.A1" office:value-type="string">
              <text:p text:style-name="P35">olvidar</text:p>
            </table:table-cell>
          </table:table-row>
        </table:table-header-rows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liban" svg:font-family="Caliban" style:font-pitch="variable"/>
    <style:font-face style:name="Coming Soon" svg:font-family="'Coming Soon'" style:font-pitch="variable"/>
    <style:font-face style:name="Lato" svg:font-family="Lato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an"/>
    </style:style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gles 2 ESO</dc:title>
    <dc:date>2016-12-26T12:31:16.474035040</dc:date>
    <meta:editing-duration>PT32M33S</meta:editing-duration>
    <meta:editing-cycles>10</meta:editing-cycles>
    <meta:generator>LibreOffice/4.2.8.2$Linux_X86_64 LibreOffice_project/420m0$Build-2</meta:generator>
    <meta:print-date>2016-12-26T12:17:05.662957532</meta:print-date>
    <dc:description>https://llagosti.wordpress.com/</dc:description>
    <dc:subject>Anglés 2n ESO</dc:subject>
    <meta:document-statistic meta:table-count="47" meta:image-count="0" meta:object-count="0" meta:page-count="2" meta:paragraph-count="224" meta:word-count="247" meta:character-count="1354" meta:non-whitespace-character-count="1331"/>
  </office:meta>
</office:document-meta>
</file>